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Object 36/settings.xml" manifest:media-type="text/xml"/>
  <manifest:file-entry manifest:full-path="Object 36/content.xml" manifest:media-type="text/xml"/>
  <manifest:file-entry manifest:full-path="Object 36/Configurations2/" manifest:media-type="application/vnd.sun.xml.ui.configuration"/>
  <manifest:file-entry manifest:full-path="Object 36/"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Thumbnails/thumbnail.png" manifest:media-type="image/png"/>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meta.xml" manifest:media-type="text/xml"/>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settings.xml" manifest:media-type="text/xml"/>
  <manifest:file-entry manifest:full-path="content.xml" manifest:media-type="text/xml"/>
  <manifest:file-entry manifest:full-path="Object 35/content.xml" manifest:media-type="text/xml"/>
  <manifest:file-entry manifest:full-path="Object 35/Configurations2/" manifest:media-type="application/vnd.sun.xml.ui.configuration"/>
  <manifest:file-entry manifest:full-path="Object 35/settings.xml" manifest:media-type="text/xml"/>
  <manifest:file-entry manifest:full-path="Object 35/"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Replacements/Object 16" manifest:media-type="application/x-openoffice-gdimetafile;windows_formatname=&quot;GDIMetaFile&quot;"/>
  <manifest:file-entry manifest:full-path="ObjectReplacements/Object 15" manifest:media-type=""/>
  <manifest:file-entry manifest:full-path="ObjectReplacements/Object 14" manifest:media-type="application/x-openoffice-gdimetafile;windows_formatname=&quot;GDIMetaFile&quot;"/>
  <manifest:file-entry manifest:full-path="ObjectReplacements/Object 13" manifest:media-type=""/>
  <manifest:file-entry manifest:full-path="ObjectReplacements/Object 12" manifest:media-type=""/>
  <manifest:file-entry manifest:full-path="ObjectReplacements/Object 2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 manifest:media-type=""/>
  <manifest:file-entry manifest:full-path="ObjectReplacements/Object 11" manifest:media-type=""/>
  <manifest:file-entry manifest:full-path="ObjectReplacements/Object 3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
  <manifest:file-entry manifest:full-path="ObjectReplacements/Object 20" manifest:media-type=""/>
  <manifest:file-entry manifest:full-path="ObjectReplacements/Object 19" manifest:media-type="application/x-openoffice-gdimetafile;windows_formatname=&quot;GDIMetaFile&quot;"/>
  <manifest:file-entry manifest:full-path="ObjectReplacements/Object 21" manifest:media-type=""/>
  <manifest:file-entry manifest:full-path="ObjectReplacements/Object 22" manifest:media-type=""/>
  <manifest:file-entry manifest:full-path="ObjectReplacements/Object 8" manifest:media-type=""/>
  <manifest:file-entry manifest:full-path="ObjectReplacements/Object 32" manifest:media-type="application/x-openoffice-gdimetafile;windows_formatname=&quot;GDIMetaFile&quot;"/>
  <manifest:file-entry manifest:full-path="ObjectReplacements/Object 9" manifest:media-type=""/>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
  <manifest:file-entry manifest:full-path="ObjectReplacements/Object 27" manifest:media-type="application/x-openoffice-gdimetafile;windows_formatname=&quot;GDIMetaFile&quot;"/>
  <manifest:file-entry manifest:full-path="ObjectReplacements/Object 4" manifest:media-type=""/>
  <manifest:file-entry manifest:full-path="ObjectReplacements/Object 26" manifest:media-type="application/x-openoffice-gdimetafile;windows_formatname=&quot;GDIMetaFile&quot;"/>
  <manifest:file-entry manifest:full-path="ObjectReplacements/Object 3" manifest:media-type=""/>
  <manifest:file-entry manifest:full-path="ObjectReplacements/Object 25" manifest:media-type="application/x-openoffice-gdimetafile;windows_formatname=&quot;GDIMetaFile&quot;"/>
  <manifest:file-entry manifest:full-path="ObjectReplacements/Object 2" manifest:media-type=""/>
  <manifest:file-entry manifest:full-path="ObjectReplacements/Object 2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 manifest:media-type=""/>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YS Text" svg:font-family="'YS Text', 'Helvetica Neue', Arial, Helvetica, sans-serif"/>
  </office:font-face-decls>
  <office:automatic-styles>
    <style:style style:name="Table1" style:family="table">
      <style:table-properties style:width="16.484cm" fo:margin-left="0.009cm" fo:margin-top="0cm" fo:margin-bottom="0cm" table:align="left" style:writing-mode="lr-tb"/>
    </style:style>
    <style:style style:name="Table1.A" style:family="table-column">
      <style:table-column-properties style:column-width="2.658cm"/>
    </style:style>
    <style:style style:name="Table1.B" style:family="table-column">
      <style:table-column-properties style:column-width="2.745cm"/>
    </style:style>
    <style:style style:name="Table1.D" style:family="table-column">
      <style:table-column-properties style:column-width="2.757cm"/>
    </style:style>
    <style:style style:name="Table1.F" style:family="table-column">
      <style:table-column-properties style:column-width="2.822cm"/>
    </style:style>
    <style:style style:name="Table1.1" style:family="table-row">
      <style:table-row-properties style:min-row-height="0.658cm" fo:keep-together="auto"/>
    </style:style>
    <style:style style:name="Table1.A1" style:family="table-cell">
      <style:table-cell-properties fo:padding-left="0.191cm" fo:padding-right="0.191cm" fo:padding-top="0cm" fo:padding-bottom="0cm" fo:border="0.5pt solid #000000" style:writing-mode="lr-tb"/>
    </style:style>
    <style:style style:name="Table1.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2" style:family="table-row">
      <style:table-row-properties style:min-row-height="0.743cm" fo:keep-together="auto"/>
    </style:style>
    <style:style style:name="Table1.D2"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E2"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Table1.3" style:family="table-row">
      <style:table-row-properties style:min-row-height="0.728cm" fo:keep-together="auto"/>
    </style:style>
    <style:style style:name="Table1.4" style:family="table-row">
      <style:table-row-properties style:min-row-height="0.739cm" fo:keep-together="auto"/>
    </style:style>
    <style:style style:name="Table1.5" style:family="table-row">
      <style:table-row-properties style:min-row-height="0.746cm" fo:keep-together="auto"/>
    </style:style>
    <style:style style:name="Table2" style:family="table">
      <style:table-properties style:width="16.484cm" fo:margin-left="0.009cm" fo:margin-top="0cm" fo:margin-bottom="0cm" table:align="left" style:writing-mode="lr-tb"/>
    </style:style>
    <style:style style:name="Table2.A" style:family="table-column">
      <style:table-column-properties style:column-width="2.536cm"/>
    </style:style>
    <style:style style:name="Table2.B" style:family="table-column">
      <style:table-column-properties style:column-width="2.965cm"/>
    </style:style>
    <style:style style:name="Table2.C" style:family="table-column">
      <style:table-column-properties style:column-width="2.967cm"/>
    </style:style>
    <style:style style:name="Table2.D" style:family="table-column">
      <style:table-column-properties style:column-width="2.646cm"/>
    </style:style>
    <style:style style:name="Table2.F" style:family="table-column">
      <style:table-column-properties style:column-width="2.723cm"/>
    </style:style>
    <style:style style:name="Table2.1" style:family="table-row">
      <style:table-row-properties style:min-row-height="0.658cm" fo:keep-together="auto"/>
    </style:style>
    <style:style style:name="Table2.A1" style:family="table-cell">
      <style:table-cell-properties fo:padding-left="0.191cm" fo:padding-right="0.191cm" fo:padding-top="0cm" fo:padding-bottom="0cm" fo:border="0.5pt solid #000000" style:writing-mode="lr-tb"/>
    </style:style>
    <style:style style:name="Table2.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2.2" style:family="table-row">
      <style:table-row-properties style:min-row-height="0.743cm" fo:keep-together="auto"/>
    </style:style>
    <style:style style:name="Table2.D2"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E2"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Table2.3" style:family="table-row">
      <style:table-row-properties style:min-row-height="0.728cm" fo:keep-together="auto"/>
    </style:style>
    <style:style style:name="Table2.4" style:family="table-row">
      <style:table-row-properties style:min-row-height="0.739cm" fo:keep-together="auto"/>
    </style:style>
    <style:style style:name="Table2.5" style:family="table-row">
      <style:table-row-properties style:min-row-height="0.746cm" fo:keep-together="auto"/>
    </style:style>
    <style:style style:name="Table3" style:family="table">
      <style:table-properties style:width="16.484cm" fo:margin-left="0.009cm" fo:margin-top="0cm" fo:margin-bottom="0cm" table:align="left" style:writing-mode="lr-tb"/>
    </style:style>
    <style:style style:name="Table3.A" style:family="table-column">
      <style:table-column-properties style:column-width="3.844cm"/>
    </style:style>
    <style:style style:name="Table3.B" style:family="table-column">
      <style:table-column-properties style:column-width="4.45cm"/>
    </style:style>
    <style:style style:name="Table3.C" style:family="table-column">
      <style:table-column-properties style:column-width="4.009cm"/>
    </style:style>
    <style:style style:name="Table3.D" style:family="table-column">
      <style:table-column-properties style:column-width="4.18cm"/>
    </style:style>
    <style:style style:name="Table3.1" style:family="table-row">
      <style:table-row-properties style:min-row-height="0.658cm" fo:keep-together="auto"/>
    </style:style>
    <style:style style:name="Table3.A1" style:family="table-cell">
      <style:table-cell-properties fo:padding-left="0.191cm" fo:padding-right="0.191cm" fo:padding-top="0cm" fo:padding-bottom="0cm" fo:border="0.5pt solid #000000" style:writing-mode="lr-tb"/>
    </style:style>
    <style:style style:name="Table3.2" style:family="table-row">
      <style:table-row-properties style:min-row-height="0.743cm" fo:keep-together="auto"/>
    </style:style>
    <style:style style:name="Table3.C2"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Table3.3" style:family="table-row">
      <style:table-row-properties style:min-row-height="0.728cm" fo:keep-together="auto"/>
    </style:style>
    <style:style style:name="Table3.4" style:family="table-row">
      <style:table-row-properties style:min-row-height="0.739cm" fo:keep-together="auto"/>
    </style:style>
    <style:style style:name="Table3.5" style:family="table-row">
      <style:table-row-properties style:min-row-height="0.746cm" fo:keep-together="auto"/>
    </style:style>
    <style:style style:name="Table4" style:family="table">
      <style:table-properties style:width="16.484cm" fo:margin-left="0.009cm" fo:margin-top="0cm" fo:margin-bottom="0cm" table:align="left" style:writing-mode="lr-tb"/>
    </style:style>
    <style:style style:name="Table4.A" style:family="table-column">
      <style:table-column-properties style:column-width="3.829cm"/>
    </style:style>
    <style:style style:name="Table4.B" style:family="table-column">
      <style:table-column-properties style:column-width="4.524cm"/>
    </style:style>
    <style:style style:name="Table4.C" style:family="table-column">
      <style:table-column-properties style:column-width="4.018cm"/>
    </style:style>
    <style:style style:name="Table4.D" style:family="table-column">
      <style:table-column-properties style:column-width="4.112cm"/>
    </style:style>
    <style:style style:name="Table4.1" style:family="table-row">
      <style:table-row-properties style:min-row-height="0.658cm" fo:keep-together="auto"/>
    </style:style>
    <style:style style:name="Table4.A1" style:family="table-cell">
      <style:table-cell-properties fo:padding-left="0.191cm" fo:padding-right="0.191cm" fo:padding-top="0cm" fo:padding-bottom="0cm" fo:border="0.5pt solid #000000" style:writing-mode="lr-tb"/>
    </style:style>
    <style:style style:name="Table4.2" style:family="table-row">
      <style:table-row-properties style:min-row-height="0.743cm" fo:keep-together="auto"/>
    </style:style>
    <style:style style:name="Table4.3" style:family="table-row">
      <style:table-row-properties style:min-row-height="0.728cm" fo:keep-together="auto"/>
    </style:style>
    <style:style style:name="Table4.4" style:family="table-row">
      <style:table-row-properties style:min-row-height="0.739cm" fo:keep-together="auto"/>
    </style:style>
    <style:style style:name="Table4.5" style:family="table-row">
      <style:table-row-properties style:min-row-height="0.746cm" fo:keep-together="auto"/>
    </style:style>
    <style:style style:name="P1" style:family="paragraph" style:parent-style-name="Standard">
      <loext:graphic-properties draw:fill="solid" draw:fill-color="#ffffff"/>
      <style:paragraph-properties fo:margin-left="0.034cm" fo:margin-right="0.009cm" fo:line-height="100%" fo:text-align="center" style:justify-single-word="false" fo:text-indent="1.236cm" style:auto-text-indent="false" fo:background-color="#ffffff"/>
      <style:text-properties fo:font-size="8pt" style:font-size-asian="8pt" style:font-size-complex="8pt"/>
    </style:style>
    <style:style style:name="P2" style:family="paragraph" style:parent-style-name="Standard">
      <style:paragraph-properties fo:line-height="100%" fo:text-align="center" style:justify-single-word="false" fo:text-indent="1.251cm" style:auto-text-indent="false"/>
    </style:style>
    <style:style style:name="P3" style:family="paragraph" style:parent-style-name="Standard">
      <style:paragraph-properties fo:line-height="150%" fo:text-align="center" style:justify-single-word="false" fo:text-indent="1.251cm" style:auto-text-indent="false"/>
      <style:text-properties style:font-name="Times New Roman" fo:font-size="14pt" style:font-name-asian="Calibri1" style:font-size-asian="14pt" style:font-name-complex="Times New Roman1" style:font-size-complex="14pt"/>
    </style:style>
    <style:style style:name="P4" style:family="paragraph" style:parent-style-name="Standard">
      <loext:graphic-properties draw:fill="solid" draw:fill-color="#ffffff"/>
      <style:paragraph-properties fo:line-height="150%" fo:text-align="center" style:justify-single-word="false" fo:text-indent="1.251cm" style:auto-text-indent="false" fo:background-color="#ffffff"/>
      <style:text-properties style:font-name="Times New Roman" fo:font-size="14pt" style:font-name-asian="Times New Roman1" style:font-size-asian="14pt" style:font-name-complex="Times New Roman1" style:font-size-complex="14pt"/>
    </style:style>
    <style:style style:name="P5" style:family="paragraph" style:parent-style-name="Standard">
      <loext:graphic-properties draw:fill="solid" draw:fill-color="#ffffff"/>
      <style:paragraph-properties fo:line-height="150%" fo:text-align="justify" style:justify-single-word="false" fo:text-indent="1.251cm" style:auto-text-indent="false" fo:background-color="#ffffff"/>
      <style:text-properties style:font-name="Times New Roman" fo:font-size="14pt" style:font-size-asian="14pt" style:font-name-complex="Times New Roman1" style:font-size-complex="14pt"/>
    </style:style>
    <style:style style:name="P6" style:family="paragraph" style:parent-style-name="Standard">
      <loext:graphic-properties draw:fill="solid" draw:fill-color="#ffffff"/>
      <style:paragraph-properties fo:line-height="150%" fo:text-align="center" style:justify-single-word="false" fo:background-color="#ffffff"/>
    </style:style>
    <style:style style:name="P7" style:family="paragraph" style:parent-style-name="Standard">
      <loext:graphic-properties draw:fill="solid" draw:fill-color="#ffffff"/>
      <style:paragraph-properties fo:line-height="150%" fo:background-color="#ffffff"/>
      <style:text-properties style:font-name="Times New Roman" fo:font-size="14pt" style:font-size-asian="14pt" style:font-name-complex="Times New Roman1" style:font-size-complex="14pt"/>
    </style:style>
    <style:style style:name="P8" style:family="paragraph" style:parent-style-name="Standard">
      <loext:graphic-properties draw:fill="solid" draw:fill-color="#ffffff"/>
      <style:paragraph-properties fo:line-height="150%" fo:background-color="#ffffff"/>
    </style:style>
    <style:style style:name="P9" style:family="paragraph" style:parent-style-name="Standard">
      <loext:graphic-properties draw:fill="solid" draw:fill-color="#ffffff"/>
      <style:paragraph-properties fo:line-height="150%" fo:text-align="justify" style:justify-single-word="false" fo:background-color="#ffffff"/>
    </style:style>
    <style:style style:name="P10" style:family="paragraph" style:parent-style-name="Standard">
      <loext:graphic-properties draw:fill="solid" draw:fill-color="#ffffff"/>
      <style:paragraph-properties fo:line-height="150%" fo:text-align="justify" style:justify-single-word="false" fo:background-color="#ffffff"/>
      <style:text-properties officeooo:rsid="000478c6" officeooo:paragraph-rsid="000478c6"/>
    </style:style>
    <style:style style:name="P11" style:family="paragraph" style:parent-style-name="Standard">
      <loext:graphic-properties draw:fill="solid" draw:fill-color="#ffffff"/>
      <style:paragraph-properties fo:line-height="150%" fo:text-align="justify" style:justify-single-word="false" fo:background-color="#ffffff"/>
      <style:text-properties style:font-name="Times New Roman" fo:font-size="14pt" style:font-size-asian="14pt" style:font-name-complex="Times New Roman1" style:font-size-complex="14pt"/>
    </style:style>
    <style:style style:name="P12" style:family="paragraph" style:parent-style-name="Standard">
      <style:paragraph-properties fo:line-height="100%" fo:text-align="center" style:justify-single-word="false"/>
    </style:style>
    <style:style style:name="P13" style:family="paragraph" style:parent-style-name="Standard">
      <style:paragraph-properties fo:line-height="100%"/>
      <style:text-properties style:font-name="Times New Roman" fo:font-size="14pt" style:font-size-asian="14pt" style:font-name-complex="Times New Roman1" style:font-size-complex="14pt"/>
    </style:style>
    <style:style style:name="P14" style:family="paragraph" style:parent-style-name="Standard">
      <style:paragraph-properties fo:margin-left="3.747cm" fo:line-height="100%" fo:text-indent="1.249cm" style:auto-text-indent="false"/>
    </style:style>
    <style:style style:name="P15" style:family="paragraph" style:parent-style-name="Standard">
      <style:paragraph-properties fo:line-height="100%" fo:text-align="justify" style:justify-single-word="false"/>
    </style:style>
    <style:style style:name="P16" style:family="paragraph" style:parent-style-name="Standard">
      <style:paragraph-properties fo:margin-top="0cm" fo:margin-bottom="0.494cm" style:contextual-spacing="false" fo:line-height="100%"/>
      <style:text-properties officeooo:paragraph-rsid="000872a1"/>
    </style:style>
    <style:style style:name="P17" style:family="paragraph" style:parent-style-name="Standard">
      <style:paragraph-properties fo:margin-top="0cm" fo:margin-bottom="0.494cm" style:contextual-spacing="false" fo:line-height="100%"/>
    </style:style>
    <style:style style:name="P18" style:family="paragraph" style:parent-style-name="List_20_Paragraph" style:list-style-name="WWNum2">
      <style:paragraph-properties fo:margin-top="0cm" fo:margin-bottom="0.494cm" style:contextual-spacing="true" fo:line-height="100%"/>
      <style:text-properties officeooo:paragraph-rsid="000478c6"/>
    </style:style>
    <style:style style:name="P19"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ru" fo:country="RU" style:letter-kerning="false" style:font-name-asian="Calibri1" style:font-size-asian="11pt" style:language-asian="en" style:country-asian="US" style:font-size-complex="11pt" style:language-complex="ar" style:country-complex="SA"/>
    </style:style>
    <style:style style:name="P20" style:family="paragraph" style:parent-style-name="Standard">
      <style:paragraph-properties fo:margin-top="0cm" fo:margin-bottom="0cm" style:contextual-spacing="false" fo:line-height="100%" fo:text-align="center" style:justify-single-word="false" fo:orphans="2" fo:widows="2"/>
      <style:text-properties style:font-name="Times New Roman" fo:font-size="14pt" fo:language="ru" fo:country="RU" officeooo:rsid="000478c6" officeooo:paragraph-rsid="000478c6" style:letter-kerning="false" style:font-name-asian="Calibri1" style:font-size-asian="14pt" style:language-asian="en" style:country-asian="US" style:font-name-complex="Times New Roman1" style:font-size-complex="14pt" style:language-complex="ar" style:country-complex="SA"/>
    </style:style>
    <style:style style:name="P21" style:family="paragraph" style:parent-style-name="Standard">
      <style:paragraph-properties fo:margin-top="0cm" fo:margin-bottom="0cm" style:contextual-spacing="false" fo:line-height="100%" fo:text-align="center" style:justify-single-word="false" fo:orphans="2" fo:widows="2"/>
      <style:text-properties fo:language="ru" fo:country="RU" style:letter-kerning="false" style:font-name-asian="Calibri1" style:language-asian="en" style:country-asian="US" style:language-complex="ar" style:country-complex="SA"/>
    </style:style>
    <style:style style:name="P22"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Times New Roman" fo:font-size="14pt" fo:language="ru" fo:country="RU" officeooo:rsid="000478c6" officeooo:paragraph-rsid="000478c6" style:letter-kerning="false" style:font-name-asian="Calibri1" style:font-size-asian="14pt" style:language-asian="en" style:country-asian="US" style:font-name-complex="Times New Roman1" style:font-size-complex="14pt" style:language-complex="ar" style:country-complex="SA"/>
    </style:style>
    <style:style style:name="P23" style:family="paragraph" style:parent-style-name="Standard">
      <style:paragraph-properties fo:margin-top="0cm" fo:margin-bottom="0cm" style:contextual-spacing="false" fo:line-height="100%" fo:text-align="center" style:justify-single-word="false" fo:orphans="2" fo:widows="2"/>
      <style:text-properties style:font-name="Times New Roman" fo:font-size="14pt" fo:language="ru" fo:country="RU" officeooo:rsid="0005a180" officeooo:paragraph-rsid="0005a180" style:letter-kerning="false" style:font-name-asian="Calibri1" style:font-size-asian="14pt" style:language-asian="en" style:country-asian="US" style:font-name-complex="Times New Roman1" style:font-size-complex="14pt" style:language-complex="ar" style:country-complex="SA"/>
    </style:style>
    <style:style style:name="P24"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Times New Roman" fo:font-size="14pt" fo:language="ru" fo:country="RU" officeooo:rsid="0005a180" officeooo:paragraph-rsid="0005a180" style:letter-kerning="false" style:font-name-asian="Calibri1" style:font-size-asian="14pt" style:language-asian="en" style:country-asian="US" style:font-name-complex="Times New Roman1" style:font-size-complex="14pt" style:language-complex="ar" style:country-complex="SA"/>
    </style:style>
    <style:style style:name="P25"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ru" fo:country="RU" officeooo:rsid="0005a180" officeooo:paragraph-rsid="0005a180" style:letter-kerning="false" style:font-name-asian="Calibri1" style:font-size-asian="11pt" style:language-asian="en" style:country-asian="US" style:font-size-complex="11pt" style:language-complex="ar" style:country-complex="SA"/>
    </style:style>
    <style:style style:name="P26"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ru" fo:country="RU" officeooo:rsid="00070dd3" officeooo:paragraph-rsid="00070dd3" style:letter-kerning="false" style:font-name-asian="Calibri1" style:font-size-asian="11pt" style:language-asian="en" style:country-asian="US" style:font-size-complex="11pt" style:language-complex="ar" style:country-complex="SA"/>
    </style:style>
    <style:style style:name="P27" style:family="paragraph" style:parent-style-name="Standard">
      <style:paragraph-properties fo:margin-top="0cm" fo:margin-bottom="0cm" style:contextual-spacing="false" fo:line-height="100%" fo:text-align="center" style:justify-single-word="false" fo:orphans="2" fo:widows="2"/>
      <style:text-properties style:font-name="Times New Roman" fo:font-size="14pt" fo:language="ru" fo:country="RU" officeooo:rsid="000478c6" officeooo:paragraph-rsid="0005a180" style:letter-kerning="false" style:font-name-asian="Calibri1" style:font-size-asian="14pt" style:language-asian="en" style:country-asian="US" style:font-name-complex="Times New Roman1" style:font-size-complex="14pt" style:language-complex="ar" style:country-complex="SA"/>
    </style:style>
    <style:style style:name="P28" style:family="paragraph" style:parent-style-name="Standard">
      <style:paragraph-properties fo:margin-top="0cm" fo:margin-bottom="0cm" style:contextual-spacing="false" fo:line-height="100%" fo:text-align="center" style:justify-single-word="false" fo:orphans="2" fo:widows="2"/>
      <style:text-properties style:letter-kerning="false" style:font-name-asian="Calibri1" style:language-asian="en" style:country-asian="US" style:language-complex="ar" style:country-complex="SA"/>
    </style:style>
    <style:style style:name="P29" style:family="paragraph" style:parent-style-name="Standard">
      <style:paragraph-properties fo:margin-top="0cm" fo:margin-bottom="0cm" style:contextual-spacing="false" fo:line-height="100%" fo:text-align="center" style:justify-single-word="false" fo:orphans="2" fo:widows="2">
        <style:tab-stops>
          <style:tab-stop style:position="2.309cm" style:type="center"/>
          <style:tab-stop style:position="4.62cm" style:type="right"/>
        </style:tab-stops>
      </style:paragraph-properties>
      <style:text-properties style:font-name="Calibri" fo:font-size="11pt" fo:language="ru" fo:country="RU" style:letter-kerning="false" style:font-name-asian="Calibri1" style:font-size-asian="11pt" style:language-asian="en" style:country-asian="US" style:font-size-complex="11pt" style:language-complex="ar" style:country-complex="SA"/>
    </style:style>
    <style:style style:name="P30" style:family="paragraph" style:parent-style-name="Standard">
      <style:paragraph-properties fo:margin-top="0cm" fo:margin-bottom="0cm" style:contextual-spacing="false" fo:line-height="100%" fo:text-align="center" style:justify-single-word="false" fo:orphans="2" fo:widows="2">
        <style:tab-stops>
          <style:tab-stop style:position="2.309cm" style:type="center"/>
          <style:tab-stop style:position="4.62cm" style:type="right"/>
        </style:tab-stops>
      </style:paragraph-properties>
      <style:text-properties style:font-name="Times New Roman" fo:font-size="14pt" fo:language="ru" fo:country="RU" officeooo:rsid="0005a180" officeooo:paragraph-rsid="0005a180" style:letter-kerning="false" style:font-name-asian="Calibri1" style:font-size-asian="14pt" style:language-asian="en" style:country-asian="US" style:font-name-complex="Times New Roman1" style:font-size-complex="14pt" style:language-complex="ar" style:country-complex="SA"/>
    </style:style>
    <style:style style:name="P31"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Times New Roman" fo:font-size="14pt" fo:language="ru" fo:country="RU" officeooo:rsid="00070dd3" officeooo:paragraph-rsid="00070dd3" style:letter-kerning="false" style:font-name-asian="Calibri1" style:font-size-asian="14pt" style:language-asian="en" style:country-asian="US" style:font-name-complex="Times New Roman1" style:font-size-complex="14pt" style:language-complex="ar" style:country-complex="SA"/>
    </style:style>
    <style:style style:name="P32" style:family="paragraph" style:parent-style-name="Standard">
      <style:paragraph-properties fo:text-align="justify" style:justify-single-word="false"/>
    </style:style>
    <style:style style:name="P33" style:family="paragraph" style:parent-style-name="Standard">
      <style:paragraph-properties fo:text-align="center" style:justify-single-word="false"/>
    </style:style>
    <style:style style:name="P34" style:family="paragraph" style:parent-style-name="Standard">
      <style:paragraph-properties fo:line-height="100%"/>
      <style:text-properties officeooo:paragraph-rsid="000872a1"/>
    </style:style>
    <style:style style:name="P35" style:family="paragraph" style:parent-style-name="Standard">
      <style:paragraph-properties fo:line-height="100%" fo:text-align="center" style:justify-single-word="false" fo:text-indent="1.249cm" style:auto-text-indent="false"/>
    </style:style>
    <style:style style:name="P36" style:family="paragraph" style:parent-style-name="Standard">
      <style:paragraph-properties fo:margin-left="0.635cm" fo:margin-top="0cm" fo:margin-bottom="0cm" style:contextual-spacing="false" fo:line-height="100%" fo:text-align="center" style:justify-single-word="false" fo:orphans="2" fo:widows="2"/>
      <style:text-properties style:font-name="Calibri" fo:font-size="11pt" fo:language="ru" fo:country="RU" style:letter-kerning="false" style:font-name-asian="Calibri1" style:font-size-asian="11pt" style:language-asian="en" style:country-asian="US" style:font-size-complex="11pt" style:language-complex="ar" style:country-complex="SA"/>
    </style:style>
    <style:style style:name="P37" style:family="paragraph" style:parent-style-name="Standard">
      <style:paragraph-properties fo:line-height="100%" fo:text-align="justify" style:justify-single-word="false">
        <style:tab-stops>
          <style:tab-stop style:position="9.525cm"/>
        </style:tab-stops>
      </style:paragraph-properties>
    </style:style>
    <style:style style:name="P38" style:family="paragraph" style:parent-style-name="Standard">
      <style:paragraph-properties fo:line-height="100%" fo:text-align="center" style:justify-single-word="false">
        <style:tab-stops>
          <style:tab-stop style:position="9.525cm"/>
        </style:tab-stops>
      </style:paragraph-properties>
    </style:style>
    <style:style style:name="P39" style:family="paragraph" style:parent-style-name="Standard">
      <style:paragraph-properties fo:text-align="justify" style:justify-single-word="false"/>
      <style:text-properties fo:font-variant="normal" fo:text-transform="none" fo:color="#000000" loext:opacity="85%" style:font-name="YS Text" fo:font-size="9.75pt" fo:letter-spacing="normal" fo:font-style="normal" fo:font-weight="normal"/>
    </style:style>
    <style:style style:name="P40" style:family="paragraph" style:parent-style-name="Standard">
      <style:paragraph-properties fo:line-height="100%" fo:text-align="justify" style:justify-single-word="false">
        <style:tab-stops>
          <style:tab-stop style:position="9.525cm"/>
        </style:tab-stops>
      </style:paragraph-properties>
      <style:text-properties officeooo:paragraph-rsid="000acd52"/>
    </style:style>
    <style:style style:name="P41" style:family="paragraph" style:parent-style-name="Standard">
      <style:paragraph-properties fo:text-align="justify" style:justify-single-word="false"/>
      <style:text-properties fo:font-variant="normal" fo:text-transform="none" fo:color="#000000" loext:opacity="85%" style:font-name="YS Text" fo:font-size="9.75pt" fo:letter-spacing="normal" fo:font-style="normal" fo:font-weight="normal" officeooo:paragraph-rsid="000acd52"/>
    </style:style>
    <style:style style:name="T1" style:family="text">
      <style:text-properties fo:font-size="8pt" style:font-size-asian="8pt" style:font-size-complex="8pt"/>
    </style:style>
    <style:style style:name="T2" style:family="text">
      <style:text-properties style:font-name="Times New Roman" fo:font-size="14pt" style:font-size-asian="14pt" style:font-name-complex="Times New Roman1" style:font-size-complex="14pt" style:font-weight-complex="bold"/>
    </style:style>
    <style:style style:name="T3" style:family="text">
      <style:text-properties fo:text-transform="uppercase" style:font-name="Times New Roman" fo:font-size="14pt" style:font-size-asian="14pt" style:font-name-complex="Times New Roman1" style:font-size-complex="14pt" style:font-weight-complex="bold"/>
    </style:style>
    <style:style style:name="T4" style:family="text">
      <style:text-properties style:font-name="Times New Roman" fo:font-size="14pt" style:font-size-asian="14pt" style:font-name-complex="Times New Roman1" style:font-size-complex="14pt"/>
    </style:style>
    <style:style style:name="T5" style:family="text">
      <style:text-properties fo:text-transform="uppercase" style:font-name="Times New Roman" fo:font-size="14pt" style:font-size-asian="14pt" style:font-name-complex="Times New Roman1" style:font-size-complex="14pt"/>
    </style:style>
    <style:style style:name="T6" style:family="text">
      <style:text-properties style:font-name="Times New Roman" fo:font-size="14pt" style:font-name-asian="Calibri1" style:font-size-asian="14pt" style:font-name-complex="Times New Roman1" style:font-size-complex="14pt"/>
    </style:style>
    <style:style style:name="T7" style:family="text">
      <style:text-properties style:font-name="Times New Roman" fo:font-size="14pt" style:font-name-asian="Times New Roman1" style:font-size-asian="14pt" style:font-name-complex="Times New Roman1" style:font-size-complex="14pt"/>
    </style:style>
    <style:style style:name="T8" style:family="text">
      <style:text-properties style:font-name="Times New Roman" fo:font-size="14pt" officeooo:rsid="000478c6" style:font-size-asian="14pt" style:font-name-complex="Times New Roman1" style:font-size-complex="14pt"/>
    </style:style>
    <style:style style:name="T9" style:family="text">
      <style:text-properties style:font-name="Times New Roman" fo:font-size="14pt" fo:font-weight="bold" style:font-size-asian="14pt" style:font-weight-asian="bold" style:font-name-complex="Times New Roman1" style:font-size-complex="14pt"/>
    </style:style>
    <style:style style:name="T10" style:family="text">
      <style:text-properties fo:color="#000000" loext:opacity="100%" style:font-name="Times New Roman" fo:font-size="14pt" style:font-name-asian="Times New Roman1" style:font-size-asian="14pt" style:language-asian="ru" style:country-asian="RU" style:font-name-complex="Times New Roman1" style:font-size-complex="14pt"/>
    </style:style>
    <style:style style:name="T11" style:family="text">
      <style:text-properties fo:color="#000000" loext:opacity="100%" style:text-position="super 58%" style:font-name="Times New Roman" fo:font-size="14pt" style:font-name-asian="Times New Roman1" style:font-size-asian="14pt" style:language-asian="ru" style:country-asian="RU" style:font-name-complex="Times New Roman1" style:font-size-complex="14pt"/>
    </style:style>
    <style:style style:name="T12" style:family="text">
      <style:text-properties fo:color="#000000" loext:opacity="100%" style:font-name="Times New Roman" fo:font-size="14pt" fo:language="en" fo:country="US" style:font-name-asian="Times New Roman1" style:font-size-asian="14pt" style:language-asian="ru" style:country-asian="RU" style:font-name-complex="Times New Roman1" style:font-size-complex="14pt"/>
    </style:style>
    <style:style style:name="T13" style:family="text">
      <style:text-properties fo:color="#000000" loext:opacity="100%" style:font-name="Times New Roman" fo:font-size="14pt" officeooo:rsid="000478c6" style:font-name-asian="Times New Roman1" style:font-size-asian="14pt" style:language-asian="ru" style:country-asian="RU" style:font-name-complex="Times New Roman1" style:font-size-complex="14pt"/>
    </style:style>
    <style:style style:name="T14" style:family="text">
      <style:text-properties style:font-name="Times New Roman" fo:font-size="14pt" fo:language="en" fo:country="US" style:font-size-asian="14pt" style:font-name-complex="Times New Roman1" style:font-size-complex="14pt"/>
    </style:style>
    <style:style style:name="T15" style:family="text">
      <style:text-properties style:font-name="Times New Roman" fo:font-size="14pt" officeooo:rsid="00070dd3" style:font-size-asian="14pt" style:font-name-complex="Times New Roman1" style:font-size-complex="14pt"/>
    </style:style>
    <style:style style:name="T16" style:family="text">
      <style:text-properties style:font-name="Times New Roman" fo:font-size="14pt" officeooo:rsid="0005a180" style:font-size-asian="14pt" style:font-name-complex="Times New Roman1" style:font-size-complex="14pt"/>
    </style:style>
    <style:style style:name="T17" style:family="text">
      <style:text-properties fo:color="#000000" loext:opacity="100%" style:font-name="Times New Roman" fo:font-size="14pt" style:font-size-asian="14pt" style:font-name-complex="Times New Roman1" style:font-size-complex="14pt"/>
    </style:style>
    <style:style style:name="T18" style:family="text">
      <style:text-properties officeooo:rsid="0005a180"/>
    </style:style>
    <style:style style:name="T19" style:family="text">
      <style:text-properties fo:color="#000000" loext:opacity="100%" style:font-name="Times New Roman" fo:font-size="14pt" officeooo:rsid="0005a180" style:font-size-asian="14pt" style:font-name-complex="Times New Roman1" style:font-size-complex="14pt"/>
    </style:style>
    <style:style style:name="T20" style:family="text">
      <style:text-properties officeooo:rsid="00070dd3"/>
    </style:style>
    <style:style style:name="T21" style:family="text">
      <style:text-properties fo:color="#000000" loext:opacity="100%" style:font-name="Times New Roman" fo:font-size="14pt" officeooo:rsid="00070dd3" style:font-size-asian="14pt" style:font-name-complex="Times New Roman1" style:font-size-complex="14pt"/>
    </style:style>
    <style:style style:name="T22" style:family="text">
      <style:text-properties fo:color="#000000" loext:opacity="100%" style:font-name="Times New Roman" fo:font-size="14pt" fo:language="en" fo:country="US" style:font-size-asian="14pt" style:font-name-complex="Times New Roman1" style:font-size-complex="14pt"/>
    </style:style>
    <style:style style:name="T23" style:family="text">
      <style:text-properties style:font-name="Times New Roman" fo:font-size="12pt" fo:font-style="italic" style:font-size-asian="12pt" style:font-style-asian="italic" style:font-name-complex="Times New Roman1" style:font-size-complex="12pt"/>
    </style:style>
    <style:style style:name="T24" style:family="text">
      <style:text-properties style:font-name="Times New Roman" fo:font-size="12pt" style:font-size-asian="12pt" style:font-name-complex="Times New Roman1" style:font-size-complex="12pt"/>
    </style:style>
    <style:style style:name="T25" style:family="text">
      <style:text-properties style:font-name="Times New Roman" fo:font-size="12pt" fo:language="en" fo:country="US" fo:font-style="italic" style:font-size-asian="12pt" style:font-style-asian="italic" style:font-name-complex="Times New Roman1" style:font-size-complex="12pt"/>
    </style:style>
    <style:style style:name="T26" style:family="text">
      <style:text-properties style:font-name="Times New Roman" fo:font-size="14pt" officeooo:rsid="000872a1" style:font-size-asian="14pt" style:font-name-complex="Times New Roman1" style:font-size-complex="14pt"/>
    </style:style>
    <style:style style:name="T27" style:family="text">
      <style:text-properties fo:color="#000000" loext:opacity="100%" style:font-name="Times New Roman" fo:font-size="14pt" officeooo:rsid="000872a1" style:font-name-asian="Times New Roman1" style:font-size-asian="14pt" style:language-asian="ru" style:country-asian="RU" style:font-name-complex="Times New Roman1" style:font-size-complex="14pt"/>
    </style:style>
    <style:style style:name="T28" style:family="text">
      <style:text-properties style:font-name="Times New Roman" fo:font-size="14pt" fo:language="en" fo:country="US" officeooo:rsid="0009dbca" style:font-size-asian="14pt" style:font-name-complex="Times New Roman1" style:font-size-complex="14pt"/>
    </style:style>
    <style:style style:name="T29" style:family="text">
      <style:text-properties style:font-name="Times New Roman" fo:font-size="14pt" officeooo:rsid="0009dbca" style:font-size-asian="14pt" style:font-name-complex="Times New Roman1" style:font-size-complex="14pt"/>
    </style:style>
    <style:style style:name="T30" style:family="text">
      <style:text-properties style:font-name="Times New Roman" fo:font-size="12pt" fo:font-weight="bold" style:font-size-asian="12pt" style:font-weight-asian="bold" style:font-name-complex="Times New Roman1" style:font-size-complex="12pt"/>
    </style:style>
    <style:style style:name="T31" style:family="text">
      <style:text-properties style:font-name="Times New Roman" fo:font-size="12pt" fo:font-weight="bold" officeooo:rsid="000acd52" style:font-size-asian="12pt" style:font-weight-asian="bold" style:font-name-complex="Times New Roman1" style:font-size-complex="12pt"/>
    </style:style>
    <style:style style:name="T32" style:family="text">
      <style:text-properties style:font-name="Times New Roman" fo:font-size="14pt" officeooo:rsid="000acd52" style:font-size-asian="14pt" style:font-name-complex="Times New Roman1" style:font-size-complex="14pt"/>
    </style:style>
    <style:style style:name="fr1" style:family="graphic" style:parent-style-name="Formula">
      <style:graphic-properties fo:margin-left="0cm" fo:margin-right="0cm" fo:margin-top="0cm" fo:margin-bottom="0cm" style:vertical-pos="from-top" style:horizontal-pos="from-left" style:horizontal-rel="paragraph-content" draw:ole-draw-aspect="1"/>
    </style:style>
    <style:style style:name="fr2" style:family="graphic" style:parent-style-name="Formula">
      <style:graphic-properties fo:margin-left="0cm" fo:margin-right="0cm" fo:margin-top="0cm" fo:margin-bottom="0cm"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2" loext:marker-style-name="T2"><text:span text:style-name="T3">Минобрнауки России</text:span><text:span text:style-name="T2"> <text:s/></text:span></text:p>
      <text:p text:style-name="P2" loext:marker-style-name="T4"><text:span text:style-name="T4">Федеральное государственное бюджетное образовательное учреждение </text:span><text:span text:style-name="T4"/></text:p>
      <text:p text:style-name="P2" loext:marker-style-name="T4"><text:span text:style-name="T4">высшего образования</text:span><text:span text:style-name="T4"/></text:p>
      <text:p text:style-name="P2" loext:marker-style-name="T4"><text:span text:style-name="T4">«САРАТОВСКИЙ </text:span><text:span text:style-name="T5">национальный исследовательский</text:span><text:span text:style-name="T4"> ГОСУДАРСТВЕННЫЙ УНИВЕРСИТЕТ ИМЕНИ Н.Г. ЧЕРНЫШЕВСКОГО»</text:span></text:p>
      <text:p text:style-name="P3" loext:marker-style-name="T6"/>
      <text:p text:style-name="P4" loext:marker-style-name="T7"/>
      <text:p text:style-name="P5" loext:marker-style-name="T4"/>
      <text:p text:style-name="P5" loext:marker-style-name="T4"/>
      <text:p text:style-name="P5" loext:marker-style-name="T4"/>
      <text:p text:style-name="P6" loext:marker-style-name="T4"><text:span text:style-name="T4">Отчет по лабораторной работе № </text:span><text:span text:style-name="T8">18+</text:span></text:p>
      <text:p text:style-name="P7" loext:marker-style-name="T4"/>
      <text:p text:style-name="P8" loext:marker-style-name="T4"><text:span text:style-name="T4">студентов 2 курса 251 группы<text:line-break/>направления 09.03.04 Программная инженерия</text:span><text:span text:style-name="T4"/></text:p>
      <text:p text:style-name="P9" loext:marker-style-name="T4"><text:span text:style-name="T4">факультета компьютерных наук и информационных технологий</text:span><text:span text:style-name="T4"/></text:p>
      <text:p text:style-name="P10" loext:marker-style-name="T4"><text:span text:style-name="T4">Лазаревой Виктории Владимировны</text:span></text:p>
      <text:p text:style-name="P10" loext:marker-style-name="T4"><text:span text:style-name="T4">Григорьева Данилы Евгеньевича</text:span></text:p>
      <text:p text:style-name="P11" loext:marker-style-name="T4"/>
      <text:p text:style-name="P11" loext:marker-style-name="T4"/>
      <text:p text:style-name="P11" loext:marker-style-name="T4"/>
      <text:p text:style-name="P11" loext:marker-style-name="T4"/>
      <text:p text:style-name="P11" loext:marker-style-name="T4"/>
      <text:p text:style-name="P12" loext:marker-style-name="T4"><text:span text:style-name="T4">Саратов 2024</text:span><text:span text:style-name="T4"/></text:p>
      <text:p text:style-name="P13" loext:marker-style-name="T4"/>
      <text:p text:style-name="P14" loext:marker-style-name="T4"><text:soft-page-break/><text:span text:style-name="T4">Лабораторная работа № </text:span><text:span text:style-name="T8">18</text:span></text:p>
      <text:p text:style-name="P15" loext:marker-style-name="T4"><text:span text:style-name="T9">Наименование работы: </text:span><text:span text:style-name="T4">Изучение закона Ома для цепи переменного тока</text:span></text:p>
      <text:p text:style-name="P12" loext:marker-style-name="T4"><text:span text:style-name="T4">Упражнение № 1</text:span><text:span text:style-name="T4"/></text:p>
      <text:p text:style-name="P15" loext:marker-style-name="T4"><text:span text:style-name="T9">Цель работы: </text:span><text:span text:style-name="T4">измерение коэффициента самоиндукции</text:span></text:p>
      <text:p text:style-name="P15" loext:marker-style-name="T4"><text:span text:style-name="T9">Принадлежности: </text:span><text:span text:style-name="T4">вольтметр, миллиамперметр, рабочая установка</text:span></text:p>
      <text:p text:style-name="P15" loext:marker-style-name="T10"><text:span text:style-name="T9">Рабочая</text:span><text:span text:style-name="T4"> </text:span><text:span text:style-name="T9">формула: </text:span></text:p>
      <text:p text:style-name="P12" loext:marker-style-name="T10"><draw:frame draw:style-name="fr1" draw:name="Object1" text:anchor-type="as-char" svg:y="-0.788cm" svg:width="2.358cm" svg:height="1.171cm" draw:z-index="0"><draw:object xlink:href="./Object 1" xlink:type="simple" xlink:show="embed" xlink:actuate="onLoad"/><draw:image xlink:href="./ObjectReplacements/Object 1" xlink:type="simple" xlink:show="embed" xlink:actuate="onLoad"/></draw:frame></text:p>
      <text:p text:style-name="P16" loext:marker-style-name="T10"><text:span text:style-name="T10">где</text:span></text:p>
      <text:p text:style-name="P16" loext:marker-style-name="T10"><draw:frame draw:style-name="fr2" draw:name="Object2" text:anchor-type="as-char" svg:width="0.28cm" svg:height="0.471cm" draw:z-index="1"><draw:object xlink:href="./Object 2" xlink:type="simple" xlink:show="embed" xlink:actuate="onLoad"/><draw:image xlink:href="./ObjectReplacements/Object 2" xlink:type="simple" xlink:show="embed" xlink:actuate="onLoad"/></draw:frame><text:span text:style-name="T10">– полное сопротивление цепи №1 </text:span><draw:frame draw:style-name="fr2" draw:name="Object3" text:anchor-type="as-char" svg:width="1.445cm" svg:height="1.004cm" draw:z-index="2"><draw:object xlink:href="./Object 3" xlink:type="simple" xlink:show="embed" xlink:actuate="onLoad"/><draw:image xlink:href="./ObjectReplacements/Object 3" xlink:type="simple" xlink:show="embed" xlink:actuate="onLoad"/></draw:frame><text:span text:style-name="T10">, Ом;</text:span></text:p>
      <text:p text:style-name="P17" loext:marker-style-name="T10"><draw:frame draw:style-name="fr2" draw:name="Object4" text:anchor-type="as-char" svg:width="0.46cm" svg:height="0.534cm" draw:z-index="3"><draw:object xlink:href="./Object 4" xlink:type="simple" xlink:show="embed" xlink:actuate="onLoad"/><draw:image xlink:href="./ObjectReplacements/Object 4" xlink:type="simple" xlink:show="embed" xlink:actuate="onLoad"/></draw:frame><text:span text:style-name="T10"><text:s/>– активное сопротивление цепи №2 </text:span><draw:frame draw:style-name="fr2" draw:name="Object5" text:anchor-type="as-char" svg:width="1.625cm" svg:height="1.004cm" draw:z-index="4"><draw:object xlink:href="./Object 5" xlink:type="simple" xlink:show="embed" xlink:actuate="onLoad"/><draw:image xlink:href="./ObjectReplacements/Object 5" xlink:type="simple" xlink:show="embed" xlink:actuate="onLoad"/></draw:frame><text:span text:style-name="T10">, Ом;</text:span></text:p>
      <text:p text:style-name="P17" loext:marker-style-name="T10"><draw:frame draw:style-name="fr2" draw:name="Object6" text:anchor-type="as-char" svg:width="0.312cm" svg:height="0.471cm" draw:z-index="5"><draw:object xlink:href="./Object 6" xlink:type="simple" xlink:show="embed" xlink:actuate="onLoad"/><draw:image xlink:href="./ObjectReplacements/Object 6" xlink:type="simple" xlink:show="embed" xlink:actuate="onLoad"/></draw:frame><text:span text:style-name="T10"><text:s/>= 314с</text:span><text:span text:style-name="T11">-1</text:span><text:span text:style-name="T10">– частота переменного тока;</text:span></text:p>
      <text:p text:style-name="P17" loext:marker-style-name="T10"><text:span text:style-name="T12">L</text:span><text:span text:style-name="T10"> – коэффициент самоиндукции, Гн.</text:span></text:p>
      <text:p text:style-name="P12" loext:marker-style-name="T9"><text:span text:style-name="T9">Ход работы</text:span><text:span text:style-name="T9"/></text:p>
      <text:list text:style-name="WWNum2">
        <text:list-item>
          <text:p text:style-name="P18" loext:marker-style-name="T10"><text:span text:style-name="T10">Сначала определим цены деления измерительных приборов для постоянного тока </text:span><text:span text:style-name="T13">по формуле </text:span><text:span text:style-name="T13"><draw:frame draw:style-name="fr1" draw:name="Object36" text:anchor-type="as-char" svg:y="-0.621cm" svg:width="0.436cm" svg:height="1.004cm" draw:z-index="27"><draw:object xlink:href="./Object 36" xlink:type="simple" xlink:show="embed" xlink:actuate="onLoad"/><draw:image xlink:href="./ObjectReplacements/Object 36" xlink:type="simple" xlink:show="embed" xlink:actuate="onLoad"/><svg:desc>formula</svg:desc></draw:frame></text:span><text:span text:style-name="T13">, где n — номинальное показание прибора, а N — число делений на его шкале:</text:span></text:p>
        </text:list-item>
      </text:list>
      <text:p text:style-name="P9" loext:marker-style-name="T4"><text:span text:style-name="T4">Цена деления вольтметра: </text:span><draw:frame draw:style-name="fr1" draw:name="Object7" text:anchor-type="as-char" svg:y="-0.621cm" svg:width="3.364cm" svg:height="1.004cm" draw:z-index="6"><draw:object xlink:href="./Object 7" xlink:type="simple" xlink:show="embed" xlink:actuate="onLoad"/><draw:image xlink:href="./ObjectReplacements/Object 7" xlink:type="simple" xlink:show="embed" xlink:actuate="onLoad"/></draw:frame></text:p>
      <text:p text:style-name="P10" loext:marker-style-name="T4"><text:span text:style-name="T4">Цена деления амперметра: </text:span><text:span text:style-name="T4"><draw:frame draw:style-name="fr1" draw:name="Object35" text:anchor-type="as-char" svg:y="-0.621cm" svg:width="3.258cm" svg:height="1.004cm" draw:z-index="31"><draw:object xlink:href="./Object 35" xlink:type="simple" xlink:show="embed" xlink:actuate="onLoad"/><draw:image xlink:href="./ObjectReplacements/Object 35" xlink:type="simple" xlink:show="embed" xlink:actuate="onLoad"/><svg:desc>formula</svg:desc></draw:frame></text:span></text:p>
      <text:p text:style-name="Standard" loext:marker-style-name="T4"><text:span text:style-name="T4">Таблица значений напряжения при постоянном токе:</text:span><text:span text:style-name="T4"/></text:p>
      <table:table table:name="Table1" table:style-name="Table1">
        <table:table-column table:style-name="Table1.A"/>
        <table:table-column table:style-name="Table1.B" table:number-columns-repeated="2"/>
        <table:table-column table:style-name="Table1.D" table:number-columns-repeated="2"/>
        <table:table-column table:style-name="Table1.F"/>
        <table:table-row table:style-name="Table1.1">
          <table:table-cell table:style-name="Table1.A1" office:value-type="string">
            <text:p text:style-name="P19" loext:marker-style-name="T4"><text:span text:style-name="T4">№</text:span><text:span text:style-name="T4"/></text:p>
          </table:table-cell>
          <table:table-cell table:style-name="Table1.B1" office:value-type="string">
            <text:p text:style-name="P20" loext:marker-style-name="T4">U (ном.)</text:p>
          </table:table-cell>
          <table:table-cell table:style-name="Table1.A1" office:value-type="string">
            <text:p text:style-name="P19" loext:marker-style-name="T4"><text:span text:style-name="T14">U</text:span><text:span text:style-name="T4">, В</text:span></text:p>
          </table:table-cell>
          <table:table-cell table:style-name="Table1.B1" office:value-type="string">
            <text:p text:style-name="P20" loext:marker-style-name="T4">I (ном.)</text:p>
          </table:table-cell>
          <table:table-cell table:style-name="Table1.A1" office:value-type="string">
            <text:p text:style-name="P19" loext:marker-style-name="T4"><text:span text:style-name="T14">I, </text:span><text:span text:style-name="T4">мА</text:span></text:p>
          </table:table-cell>
          <table:table-cell table:style-name="Table1.A1" office:value-type="string">
            <text:p text:style-name="P21" loext:marker-style-name="T4"><draw:frame draw:style-name="fr2" draw:name="Object8" text:anchor-type="as-char" svg:width="0.46cm" svg:height="0.534cm" draw:z-index="33"><draw:object xlink:href="./Object 8" xlink:type="simple" xlink:show="embed" xlink:actuate="onLoad"/><draw:image xlink:href="./ObjectReplacements/Object 8" xlink:type="simple" xlink:show="embed" xlink:actuate="onLoad"/></draw:frame><text:span text:style-name="T4">, </text:span><text:span text:style-name="T15">Ом</text:span></text:p>
          </table:table-cell>
        </table:table-row>
        <table:table-row table:style-name="Table1.2">
          <table:table-cell table:style-name="Table1.A1" office:value-type="string">
            <text:p text:style-name="P19" loext:marker-style-name="T4"><text:span text:style-name="T4">1</text:span><text:span text:style-name="T4"/></text:p>
          </table:table-cell>
          <table:table-cell table:style-name="Table1.B1" office:value-type="string">
            <text:p text:style-name="P20" loext:marker-style-name="T4">20</text:p>
          </table:table-cell>
          <table:table-cell table:style-name="Table1.A1" office:value-type="string">
            <text:p text:style-name="P19" loext:marker-style-name="T4"><text:span text:style-name="T4">1,</text:span><text:span text:style-name="T16">00</text:span></text:p>
          </table:table-cell>
          <table:table-cell table:style-name="Table1.D2" office:value-type="string">
            <text:p text:style-name="P22" loext:marker-style-name="T17">3<text:span text:style-name="T18">3</text:span></text:p>
          </table:table-cell>
          <table:table-cell table:style-name="Table1.E2" office:value-type="string">
            <text:p text:style-name="P19" loext:marker-style-name="T17"><text:span text:style-name="T17">3</text:span><text:span text:style-name="T19">3</text:span></text:p>
          </table:table-cell>
          <table:table-cell table:style-name="Table1.E2" office:value-type="string">
            <text:p text:style-name="P19" loext:marker-style-name="T17"><text:span text:style-name="T17">30,30</text:span><text:span text:style-name="T17"/></text:p>
          </table:table-cell>
        </table:table-row>
        <table:table-row table:style-name="Table1.3">
          <table:table-cell table:style-name="Table1.A1" office:value-type="string">
            <text:p text:style-name="P19" loext:marker-style-name="T4"><text:span text:style-name="T4">2</text:span><text:span text:style-name="T4"/></text:p>
          </table:table-cell>
          <table:table-cell table:style-name="Table1.B1" office:value-type="string">
            <text:p text:style-name="P23" loext:marker-style-name="T4">30</text:p>
          </table:table-cell>
          <table:table-cell table:style-name="Table1.A1" office:value-type="string">
            <text:p text:style-name="P19" loext:marker-style-name="T4"><text:span text:style-name="T4">1,5</text:span><text:span text:style-name="T16">0</text:span></text:p>
          </table:table-cell>
          <table:table-cell table:style-name="Table1.D2" office:value-type="string">
            <text:p text:style-name="P24" loext:marker-style-name="T17">49</text:p>
          </table:table-cell>
          <table:table-cell table:style-name="Table1.E2" office:value-type="string">
            <text:p text:style-name="P19" loext:marker-style-name="T17"><text:span text:style-name="T17">49</text:span><text:span text:style-name="T17"/></text:p>
          </table:table-cell>
          <table:table-cell table:style-name="Table1.E2" office:value-type="string">
            <text:p text:style-name="P19" loext:marker-style-name="T17"><text:span text:style-name="T17">30,61</text:span><text:span text:style-name="T17"/></text:p>
          </table:table-cell>
        </table:table-row>
        <table:table-row table:style-name="Table1.4">
          <table:table-cell table:style-name="Table1.A1" office:value-type="string">
            <text:p text:style-name="P19" loext:marker-style-name="T4"><text:span text:style-name="T4">3</text:span><text:span text:style-name="T4"/></text:p>
          </table:table-cell>
          <table:table-cell table:style-name="Table1.B1" office:value-type="string">
            <text:p text:style-name="P23" loext:marker-style-name="T4">40</text:p>
          </table:table-cell>
          <table:table-cell table:style-name="Table1.A1" office:value-type="string">
            <text:p text:style-name="P19" loext:marker-style-name="T4"><text:span text:style-name="T4">2,</text:span><text:span text:style-name="T16">00</text:span></text:p>
          </table:table-cell>
          <table:table-cell table:style-name="Table1.D2" office:value-type="string">
            <text:p text:style-name="P24" loext:marker-style-name="T17">72</text:p>
          </table:table-cell>
          <table:table-cell table:style-name="Table1.E2" office:value-type="string">
            <text:p text:style-name="P19" loext:marker-style-name="T17"><text:span text:style-name="T17">72</text:span><text:span text:style-name="T17"/></text:p>
          </table:table-cell>
          <table:table-cell table:style-name="Table1.E2" office:value-type="string">
            <text:p text:style-name="P19" loext:marker-style-name="T17"><text:span text:style-name="T17">27,78</text:span><text:span text:style-name="T17"/></text:p>
          </table:table-cell>
        </table:table-row>
        <table:table-row table:style-name="Table1.5">
          <table:table-cell table:style-name="Table1.A1" office:value-type="string">
            <text:p text:style-name="P19" loext:marker-style-name="T4"><text:span text:style-name="T4">4</text:span><text:span text:style-name="T4"/></text:p>
          </table:table-cell>
          <table:table-cell table:style-name="Table1.B1" office:value-type="string">
            <text:p text:style-name="P23" loext:marker-style-name="T4">50</text:p>
          </table:table-cell>
          <table:table-cell table:style-name="Table1.A1" office:value-type="string">
            <text:p text:style-name="P19" loext:marker-style-name="T4"><text:span text:style-name="T4">2,5</text:span><text:span text:style-name="T16">0</text:span></text:p>
          </table:table-cell>
          <table:table-cell table:style-name="Table1.D2" office:value-type="string">
            <text:p text:style-name="P24" loext:marker-style-name="T17">8<text:span text:style-name="T20">7</text:span></text:p>
          </table:table-cell>
          <table:table-cell table:style-name="Table1.E2" office:value-type="string">
            <text:p text:style-name="P19" loext:marker-style-name="T17"><text:span text:style-name="T17">8</text:span><text:span text:style-name="T21">7</text:span></text:p>
          </table:table-cell>
          <table:table-cell table:style-name="Table1.E2" office:value-type="string">
            <text:p text:style-name="P19" loext:marker-style-name="T17"><text:span text:style-name="T17">2</text:span><text:span text:style-name="T21">8</text:span><text:span text:style-name="T17">,</text:span><text:span text:style-name="T21">74</text:span></text:p>
          </table:table-cell>
        </table:table-row>
        <table:table-row table:style-name="Table1.5">
          <table:table-cell table:style-name="Table1.A1" office:value-type="string">
            <text:p text:style-name="P19" loext:marker-style-name="T4"><text:span text:style-name="T4">5</text:span><text:span text:style-name="T4"/></text:p>
          </table:table-cell>
          <table:table-cell table:style-name="Table1.B1" office:value-type="string">
            <text:p text:style-name="P23" loext:marker-style-name="T4">5<text:span text:style-name="T20">8</text:span></text:p>
          </table:table-cell>
          <table:table-cell table:style-name="Table1.A1" office:value-type="string">
            <text:p text:style-name="P19" loext:marker-style-name="T4"><text:span text:style-name="T4">2,</text:span><text:span text:style-name="T15">90</text:span></text:p>
          </table:table-cell>
          <table:table-cell table:style-name="Table1.D2" office:value-type="string">
            <text:p text:style-name="P24" loext:marker-style-name="T17">100</text:p>
          </table:table-cell>
          <table:table-cell table:style-name="Table1.E2" office:value-type="string">
            <text:p text:style-name="P25" loext:marker-style-name="T17"><text:span text:style-name="T17">100</text:span></text:p>
          </table:table-cell>
          <table:table-cell table:style-name="Table1.E2" office:value-type="string">
            <text:p text:style-name="P26" loext:marker-style-name="T17"><text:span text:style-name="T17">29,00</text:span></text:p>
          </table:table-cell>
        </table:table-row>
      </table:table>
      <text:p text:style-name="Standard" loext:marker-style-name="T4"><text:span text:style-name="T4">Таблица значений напряжения при переменном токе:</text:span><text:span text:style-name="T4"/></text:p>
      <table:table table:name="Table2" table:style-name="Table2">
        <table:table-column table:style-name="Table2.A"/>
        <table:table-column table:style-name="Table2.B"/>
        <table:table-column table:style-name="Table2.C"/>
        <table:table-column table:style-name="Table2.D" table:number-columns-repeated="2"/>
        <table:table-column table:style-name="Table2.F"/>
        <text:soft-page-break/>
        <table:table-row table:style-name="Table2.1">
          <table:table-cell table:style-name="Table2.A1" office:value-type="string">
            <text:p text:style-name="P19" loext:marker-style-name="T4"><text:span text:style-name="T4">№</text:span><text:span text:style-name="T4"/></text:p>
          </table:table-cell>
          <table:table-cell table:style-name="Table2.B1" office:value-type="string">
            <text:p text:style-name="P27" loext:marker-style-name="T4">U (ном.)</text:p>
          </table:table-cell>
          <table:table-cell table:style-name="Table2.A1" office:value-type="string">
            <text:p text:style-name="P19" loext:marker-style-name="T4"><text:span text:style-name="T14">U</text:span><text:span text:style-name="T4">, В</text:span></text:p>
          </table:table-cell>
          <table:table-cell table:style-name="Table2.B1" office:value-type="string">
            <text:p text:style-name="P20" loext:marker-style-name="T4">I (ном.)</text:p>
          </table:table-cell>
          <table:table-cell table:style-name="Table2.A1" office:value-type="string">
            <text:p text:style-name="P19" loext:marker-style-name="T4"><text:span text:style-name="T14">I, </text:span><text:span text:style-name="T4">мА</text:span></text:p>
          </table:table-cell>
          <table:table-cell table:style-name="Table2.A1" office:value-type="string">
            <text:p text:style-name="P28" loext:marker-style-name="T14"><draw:frame draw:style-name="fr2" draw:name="Object9" text:anchor-type="as-char" svg:width="0.441cm" svg:height="0.534cm" draw:z-index="32"><draw:object xlink:href="./Object 9" xlink:type="simple" xlink:show="embed" xlink:actuate="onLoad"/><draw:image xlink:href="./ObjectReplacements/Object 9" xlink:type="simple" xlink:show="embed" xlink:actuate="onLoad"/></draw:frame></text:p>
          </table:table-cell>
        </table:table-row>
        <table:table-row table:style-name="Table2.2">
          <table:table-cell table:style-name="Table2.A1" office:value-type="string">
            <text:p text:style-name="P19" loext:marker-style-name="T4"><text:span text:style-name="T4">1</text:span><text:span text:style-name="T4"/></text:p>
          </table:table-cell>
          <table:table-cell table:style-name="Table2.B1" office:value-type="string">
            <text:p text:style-name="P23" loext:marker-style-name="T4">25</text:p>
          </table:table-cell>
          <table:table-cell table:style-name="Table2.A1" office:value-type="string">
            <text:p text:style-name="P19" loext:marker-style-name="T4"><text:span text:style-name="T4">1,25</text:span><text:span text:style-name="T4"/></text:p>
          </table:table-cell>
          <table:table-cell table:style-name="Table2.D2" office:value-type="string">
            <text:p text:style-name="P24" loext:marker-style-name="T17">24</text:p>
          </table:table-cell>
          <table:table-cell table:style-name="Table2.E2" office:value-type="string">
            <text:p text:style-name="P19" loext:marker-style-name="T17"><text:span text:style-name="T17">24</text:span><text:span text:style-name="T17"/></text:p>
          </table:table-cell>
          <table:table-cell table:style-name="Table2.E2" office:value-type="string">
            <text:p text:style-name="P19" loext:marker-style-name="T17"><text:span text:style-name="T22">52,08</text:span><text:span text:style-name="T22"/></text:p>
          </table:table-cell>
        </table:table-row>
        <table:table-row table:style-name="Table2.3">
          <table:table-cell table:style-name="Table2.A1" office:value-type="string">
            <text:p text:style-name="P19" loext:marker-style-name="T4"><text:span text:style-name="T4">2</text:span><text:span text:style-name="T4"/></text:p>
          </table:table-cell>
          <table:table-cell table:style-name="Table2.B1" office:value-type="string">
            <text:p text:style-name="P23" loext:marker-style-name="T4">30</text:p>
          </table:table-cell>
          <table:table-cell table:style-name="Table2.A1" office:value-type="string">
            <text:p text:style-name="P19" loext:marker-style-name="T4"><text:span text:style-name="T4">1,5</text:span><text:span text:style-name="T16">0</text:span></text:p>
          </table:table-cell>
          <table:table-cell table:style-name="Table2.D2" office:value-type="string">
            <text:p text:style-name="P24" loext:marker-style-name="T17">28</text:p>
          </table:table-cell>
          <table:table-cell table:style-name="Table2.E2" office:value-type="string">
            <text:p text:style-name="P19" loext:marker-style-name="T17"><text:span text:style-name="T17">28</text:span><text:span text:style-name="T17"/></text:p>
          </table:table-cell>
          <table:table-cell table:style-name="Table2.E2" office:value-type="string">
            <text:p text:style-name="P19" loext:marker-style-name="T17"><text:span text:style-name="T22">53,57</text:span><text:span text:style-name="T22"/></text:p>
          </table:table-cell>
        </table:table-row>
        <table:table-row table:style-name="Table2.4">
          <table:table-cell table:style-name="Table2.A1" office:value-type="string">
            <text:p text:style-name="P19" loext:marker-style-name="T4"><text:span text:style-name="T4">3</text:span><text:span text:style-name="T4"/></text:p>
          </table:table-cell>
          <table:table-cell table:style-name="Table2.B1" office:value-type="string">
            <text:p text:style-name="P23" loext:marker-style-name="T4">40</text:p>
          </table:table-cell>
          <table:table-cell table:style-name="Table2.A1" office:value-type="string">
            <text:p text:style-name="P19" loext:marker-style-name="T4"><text:span text:style-name="T4">2,</text:span><text:span text:style-name="T16">00</text:span></text:p>
          </table:table-cell>
          <table:table-cell table:style-name="Table2.D2" office:value-type="string">
            <text:p text:style-name="P24" loext:marker-style-name="T17">36</text:p>
          </table:table-cell>
          <table:table-cell table:style-name="Table2.E2" office:value-type="string">
            <text:p text:style-name="P19" loext:marker-style-name="T17"><text:span text:style-name="T17">36</text:span><text:span text:style-name="T17"/></text:p>
          </table:table-cell>
          <table:table-cell table:style-name="Table2.E2" office:value-type="string">
            <text:p text:style-name="P19" loext:marker-style-name="T17"><text:span text:style-name="T17">55,56</text:span><text:span text:style-name="T17"/></text:p>
          </table:table-cell>
        </table:table-row>
        <table:table-row table:style-name="Table2.5">
          <table:table-cell table:style-name="Table2.A1" office:value-type="string">
            <text:p text:style-name="P19" loext:marker-style-name="T4"><text:span text:style-name="T4">4</text:span><text:span text:style-name="T4"/></text:p>
          </table:table-cell>
          <table:table-cell table:style-name="Table2.B1" office:value-type="string">
            <text:p text:style-name="P23" loext:marker-style-name="T4">50</text:p>
          </table:table-cell>
          <table:table-cell table:style-name="Table2.A1" office:value-type="string">
            <text:p text:style-name="P19" loext:marker-style-name="T4"><text:span text:style-name="T4">2,5</text:span><text:span text:style-name="T16">0</text:span></text:p>
          </table:table-cell>
          <table:table-cell table:style-name="Table2.D2" office:value-type="string">
            <text:p text:style-name="P24" loext:marker-style-name="T17">43</text:p>
          </table:table-cell>
          <table:table-cell table:style-name="Table2.E2" office:value-type="string">
            <text:p text:style-name="P19" loext:marker-style-name="T17"><text:span text:style-name="T17">43</text:span><text:span text:style-name="T17"/></text:p>
          </table:table-cell>
          <table:table-cell table:style-name="Table2.E2" office:value-type="string">
            <text:p text:style-name="P19" loext:marker-style-name="T17"><text:span text:style-name="T22">58,14</text:span><text:span text:style-name="T22"/></text:p>
          </table:table-cell>
        </table:table-row>
        <table:table-row table:style-name="Table2.5">
          <table:table-cell table:style-name="Table2.A1" office:value-type="string">
            <text:p text:style-name="P29" loext:marker-style-name="T4"><text:span text:style-name="T4">5</text:span><text:span text:style-name="T4"/></text:p>
          </table:table-cell>
          <table:table-cell table:style-name="Table2.B1" office:value-type="string">
            <text:p text:style-name="P30" loext:marker-style-name="T4">5<text:span text:style-name="T20">8</text:span></text:p>
          </table:table-cell>
          <table:table-cell table:style-name="Table2.A1" office:value-type="string">
            <text:p text:style-name="P29" loext:marker-style-name="T4"><text:span text:style-name="T4">2,</text:span><text:span text:style-name="T15">90</text:span></text:p>
          </table:table-cell>
          <table:table-cell table:style-name="Table2.D2" office:value-type="string">
            <text:p text:style-name="P31" loext:marker-style-name="T17">45</text:p>
          </table:table-cell>
          <table:table-cell table:style-name="Table2.E2" office:value-type="string">
            <text:p text:style-name="P26" loext:marker-style-name="T17"><text:span text:style-name="T17">45</text:span></text:p>
          </table:table-cell>
          <table:table-cell table:style-name="Table2.E2" office:value-type="string">
            <text:p text:style-name="P26" loext:marker-style-name="T17"><text:span text:style-name="T17">64,44</text:span></text:p>
          </table:table-cell>
        </table:table-row>
        <table:table-row table:style-name="Table2.5">
          <table:table-cell table:style-name="Table2.A1" office:value-type="string">
            <text:p text:style-name="P29" loext:marker-style-name="T4"><text:span text:style-name="T4">6</text:span><text:span text:style-name="T4"/></text:p>
          </table:table-cell>
          <table:table-cell table:style-name="Table2.B1" office:value-type="string">
            <text:p text:style-name="P30" loext:marker-style-name="T4">70</text:p>
          </table:table-cell>
          <table:table-cell table:style-name="Table2.A1" office:value-type="string">
            <text:p text:style-name="P29" loext:marker-style-name="T4"><text:span text:style-name="T4">3,5</text:span><text:span text:style-name="T16">0</text:span></text:p>
          </table:table-cell>
          <table:table-cell table:style-name="Table2.D2" office:value-type="string">
            <text:p text:style-name="P24" loext:marker-style-name="T17">58</text:p>
          </table:table-cell>
          <table:table-cell table:style-name="Table2.E2" office:value-type="string">
            <text:p text:style-name="P19" loext:marker-style-name="T17"><text:span text:style-name="T17">58</text:span><text:span text:style-name="T17"/></text:p>
          </table:table-cell>
          <table:table-cell table:style-name="Table2.E2" office:value-type="string">
            <text:p text:style-name="P19" loext:marker-style-name="T17"><text:span text:style-name="T22">60,34</text:span><text:span text:style-name="T22"/></text:p>
          </table:table-cell>
        </table:table-row>
        <table:table-row table:style-name="Table2.5">
          <table:table-cell table:style-name="Table2.A1" office:value-type="string">
            <text:p text:style-name="P19" loext:marker-style-name="T4"><text:span text:style-name="T4">7</text:span><text:span text:style-name="T4"/></text:p>
          </table:table-cell>
          <table:table-cell table:style-name="Table2.B1" office:value-type="string">
            <text:p text:style-name="P23" loext:marker-style-name="T4">80</text:p>
          </table:table-cell>
          <table:table-cell table:style-name="Table2.A1" office:value-type="string">
            <text:p text:style-name="P19" loext:marker-style-name="T4"><text:span text:style-name="T4">4,</text:span><text:span text:style-name="T16">00</text:span></text:p>
          </table:table-cell>
          <table:table-cell table:style-name="Table2.D2" office:value-type="string">
            <text:p text:style-name="P24" loext:marker-style-name="T17">65</text:p>
          </table:table-cell>
          <table:table-cell table:style-name="Table2.E2" office:value-type="string">
            <text:p text:style-name="P19" loext:marker-style-name="T17"><text:span text:style-name="T17">65</text:span><text:span text:style-name="T17"/></text:p>
          </table:table-cell>
          <table:table-cell table:style-name="Table2.E2" office:value-type="string">
            <text:p text:style-name="P19" loext:marker-style-name="T17"><text:span text:style-name="T17">61,54</text:span><text:span text:style-name="T17"/></text:p>
          </table:table-cell>
        </table:table-row>
        <table:table-row table:style-name="Table2.5">
          <table:table-cell table:style-name="Table2.A1" office:value-type="string">
            <text:p text:style-name="P19" loext:marker-style-name="T4"><text:span text:style-name="T4">8</text:span><text:span text:style-name="T4"/></text:p>
          </table:table-cell>
          <table:table-cell table:style-name="Table2.B1" office:value-type="string">
            <text:p text:style-name="P23" loext:marker-style-name="T4">90</text:p>
          </table:table-cell>
          <table:table-cell table:style-name="Table2.A1" office:value-type="string">
            <text:p text:style-name="P19" loext:marker-style-name="T4"><text:span text:style-name="T4">4,5</text:span><text:span text:style-name="T16">0</text:span></text:p>
          </table:table-cell>
          <table:table-cell table:style-name="Table2.D2" office:value-type="string">
            <text:p text:style-name="P24" loext:marker-style-name="T17">73</text:p>
          </table:table-cell>
          <table:table-cell table:style-name="Table2.E2" office:value-type="string">
            <text:p text:style-name="P19" loext:marker-style-name="T17"><text:span text:style-name="T17">73</text:span><text:span text:style-name="T17"/></text:p>
          </table:table-cell>
          <table:table-cell table:style-name="Table2.E2" office:value-type="string">
            <text:p text:style-name="P19" loext:marker-style-name="T17"><text:span text:style-name="T22">61,64</text:span><text:span text:style-name="T22"/></text:p>
          </table:table-cell>
        </table:table-row>
        <table:table-row table:style-name="Table2.5">
          <table:table-cell table:style-name="Table2.A1" office:value-type="string">
            <text:p text:style-name="P19" loext:marker-style-name="T4"><text:span text:style-name="T4">9</text:span><text:span text:style-name="T4"/></text:p>
          </table:table-cell>
          <table:table-cell table:style-name="Table2.B1" office:value-type="string">
            <text:p text:style-name="P23" loext:marker-style-name="T4">100</text:p>
          </table:table-cell>
          <table:table-cell table:style-name="Table2.A1" office:value-type="string">
            <text:p text:style-name="P19" loext:marker-style-name="T4"><text:span text:style-name="T4">5,</text:span><text:span text:style-name="T16">00</text:span></text:p>
          </table:table-cell>
          <table:table-cell table:style-name="Table2.D2" office:value-type="string">
            <text:p text:style-name="P24" loext:marker-style-name="T17">80</text:p>
          </table:table-cell>
          <table:table-cell table:style-name="Table2.E2" office:value-type="string">
            <text:p text:style-name="P19" loext:marker-style-name="T17"><text:span text:style-name="T17">80</text:span><text:span text:style-name="T17"/></text:p>
          </table:table-cell>
          <table:table-cell table:style-name="Table2.E2" office:value-type="string">
            <text:p text:style-name="P19" loext:marker-style-name="T17"><text:span text:style-name="T17">62,50</text:span><text:span text:style-name="T17"/></text:p>
          </table:table-cell>
        </table:table-row>
        <table:table-row table:style-name="Table2.5">
          <table:table-cell table:style-name="Table2.A1" office:value-type="string">
            <text:p text:style-name="P19" loext:marker-style-name="T4"><text:span text:style-name="T4">10</text:span><text:span text:style-name="T4"/></text:p>
          </table:table-cell>
          <table:table-cell table:style-name="Table2.B1" office:value-type="string">
            <text:p text:style-name="P23" loext:marker-style-name="T4">110</text:p>
          </table:table-cell>
          <table:table-cell table:style-name="Table2.A1" office:value-type="string">
            <text:p text:style-name="P19" loext:marker-style-name="T4"><text:span text:style-name="T4">5,5</text:span><text:span text:style-name="T16">0</text:span></text:p>
          </table:table-cell>
          <table:table-cell table:style-name="Table2.D2" office:value-type="string">
            <text:p text:style-name="P24" loext:marker-style-name="T17">87</text:p>
          </table:table-cell>
          <table:table-cell table:style-name="Table2.E2" office:value-type="string">
            <text:p text:style-name="P19" loext:marker-style-name="T17"><text:span text:style-name="T17">87</text:span><text:span text:style-name="T17"/></text:p>
          </table:table-cell>
          <table:table-cell table:style-name="Table2.E2" office:value-type="string">
            <text:p text:style-name="P19" loext:marker-style-name="T17"><text:span text:style-name="T22">63,22</text:span><text:span text:style-name="T22"/></text:p>
          </table:table-cell>
        </table:table-row>
        <table:table-row table:style-name="Table2.5">
          <table:table-cell table:style-name="Table2.A1" office:value-type="string">
            <text:p text:style-name="P19" loext:marker-style-name="T4"><text:span text:style-name="T4">11</text:span><text:span text:style-name="T4"/></text:p>
          </table:table-cell>
          <table:table-cell table:style-name="Table2.B1" office:value-type="string">
            <text:p text:style-name="P23" loext:marker-style-name="T4">120</text:p>
          </table:table-cell>
          <table:table-cell table:style-name="Table2.A1" office:value-type="string">
            <text:p text:style-name="P19" loext:marker-style-name="T4"><text:span text:style-name="T4">6,</text:span><text:span text:style-name="T16">00</text:span></text:p>
          </table:table-cell>
          <table:table-cell table:style-name="Table2.D2" office:value-type="string">
            <text:p text:style-name="P24" loext:marker-style-name="T17">96</text:p>
          </table:table-cell>
          <table:table-cell table:style-name="Table2.E2" office:value-type="string">
            <text:p text:style-name="P19" loext:marker-style-name="T17"><text:span text:style-name="T17">96</text:span><text:span text:style-name="T17"/></text:p>
          </table:table-cell>
          <table:table-cell table:style-name="Table2.E2" office:value-type="string">
            <text:p text:style-name="P19" loext:marker-style-name="T17"><text:span text:style-name="T17">62,50</text:span><text:span text:style-name="T17"/></text:p>
          </table:table-cell>
        </table:table-row>
      </table:table>
      <text:p text:style-name="P12" loext:marker-style-name="T23"><draw:frame draw:style-name="fr1" draw:name="Object10" text:anchor-type="as-char" svg:y="-0.379cm" svg:width="2.838cm" svg:height="0.471cm" draw:z-index="7"><draw:object xlink:href="./Object 10" xlink:type="simple" xlink:show="embed" xlink:actuate="onLoad"/><draw:image xlink:href="./ObjectReplacements/Object 10" xlink:type="simple" xlink:show="embed" xlink:actuate="onLoad"/></draw:frame></text:p>
      <text:p text:style-name="P12" loext:marker-style-name="T24"><draw:frame draw:style-name="fr2" draw:name="Object11" text:anchor-type="as-char" svg:width="2.69cm" svg:height="1.004cm" draw:z-index="8"><draw:object xlink:href="./Object 11" xlink:type="simple" xlink:show="embed" xlink:actuate="onLoad"/><draw:image xlink:href="./ObjectReplacements/Object 11" xlink:type="simple" xlink:show="embed" xlink:actuate="onLoad"/></draw:frame></text:p>
      <text:p text:style-name="P12" loext:marker-style-name="T24"><draw:frame draw:style-name="fr2" draw:name="Object12" text:anchor-type="as-char" svg:width="6.295cm" svg:height="1.106cm" draw:z-index="9"><draw:object xlink:href="./Object 12" xlink:type="simple" xlink:show="embed" xlink:actuate="onLoad"/><draw:image xlink:href="./ObjectReplacements/Object 12" xlink:type="simple" xlink:show="embed" xlink:actuate="onLoad"/></draw:frame></text:p>
      <text:p text:style-name="P32" loext:marker-style-name="T4"><text:span text:style-name="T4">Найд</text:span><text:span text:style-name="T16">ё</text:span><text:span text:style-name="T4">м среднее значение активного сопротивления цепи:</text:span><draw:frame draw:style-name="fr2" draw:name="Object13" text:anchor-type="as-char" svg:width="2.75cm" svg:height="0.534cm" draw:z-index="10"><draw:object xlink:href="./Object 13" xlink:type="simple" xlink:show="embed" xlink:actuate="onLoad"/><draw:image xlink:href="./ObjectReplacements/Object 13" xlink:type="simple" xlink:show="embed" xlink:actuate="onLoad"/></draw:frame></text:p>
      <text:p text:style-name="P12" loext:marker-style-name="T23"><draw:frame draw:style-name="fr1" draw:name="Object14" text:anchor-type="as-char" svg:y="-0.684cm" svg:width="2.196cm" svg:height="1.131cm" draw:z-index="11"><draw:object xlink:href="./Object 14" xlink:type="simple" xlink:show="embed" xlink:actuate="onLoad"/><draw:image xlink:href="./ObjectReplacements/Object 14" xlink:type="simple" xlink:show="embed" xlink:actuate="onLoad"/></draw:frame></text:p>
      <text:p text:style-name="P32" loext:marker-style-name="T4"><text:span text:style-name="T4">Найд</text:span><text:span text:style-name="T16">ё</text:span><text:span text:style-name="T4">м среднее значение полного сопротивления цепи: </text:span><draw:frame draw:style-name="fr2" draw:name="Object15" text:anchor-type="as-char" svg:width="2.697cm" svg:height="0.534cm" draw:z-index="12"><draw:object xlink:href="./Object 15" xlink:type="simple" xlink:show="embed" xlink:actuate="onLoad"/><draw:image xlink:href="./ObjectReplacements/Object 15" xlink:type="simple" xlink:show="embed" xlink:actuate="onLoad"/></draw:frame></text:p>
      <text:p text:style-name="P12" loext:marker-style-name="T25"><draw:frame draw:style-name="fr1" draw:name="Object16" text:anchor-type="as-char" svg:y="-0.684cm" svg:width="2.187cm" svg:height="1.131cm" draw:z-index="13"><draw:object xlink:href="./Object 16" xlink:type="simple" xlink:show="embed" xlink:actuate="onLoad"/><draw:image xlink:href="./ObjectReplacements/Object 16" xlink:type="simple" xlink:show="embed" xlink:actuate="onLoad"/></draw:frame></text:p>
      <text:p text:style-name="Standard" loext:marker-style-name="T4"><text:span text:style-name="T4">Рассчитаем значение индуктивности </text:span><text:span text:style-name="T16">согласно рабочей формуле</text:span><text:span text:style-name="T4">: </text:span></text:p>
      <text:p text:style-name="P33" loext:marker-style-name="T4"><draw:frame draw:style-name="fr1" draw:name="Object17" text:anchor-type="as-char" svg:y="-0.788cm" svg:width="7.392cm" svg:height="1.171cm" draw:z-index="14"><draw:object xlink:href="./Object 17" xlink:type="simple" xlink:show="embed" xlink:actuate="onLoad"/><draw:image xlink:href="./ObjectReplacements/Object 17" xlink:type="simple" xlink:show="embed" xlink:actuate="onLoad"/></draw:frame></text:p>
      <text:p text:style-name="Standard" loext:marker-style-name="T4"><text:span text:style-name="T4">Рассчитаем сдвиг фаз между током и напряжением в цепи: </text:span><text:span text:style-name="T4"/></text:p>
      <text:p text:style-name="P33" loext:marker-style-name="T4"><draw:frame draw:style-name="fr2" draw:name="Object18" text:anchor-type="as-char" svg:width="2.198cm" svg:height="1.108cm" draw:z-index="15"><draw:object xlink:href="./Object 18" xlink:type="simple" xlink:show="embed" xlink:actuate="onLoad"/><draw:image xlink:href="./ObjectReplacements/Object 18" xlink:type="simple" xlink:show="embed" xlink:actuate="onLoad"/></draw:frame><text:bookmark text:name="_GoBack"/></text:p>
      <text:p text:style-name="P33" loext:marker-style-name="T4"><draw:frame draw:style-name="fr2" draw:name="Object19" text:anchor-type="as-char" svg:width="4.378cm" svg:height="1.044cm" draw:z-index="16"><draw:object xlink:href="./Object 19" xlink:type="simple" xlink:show="embed" xlink:actuate="onLoad"/><draw:image xlink:href="./ObjectReplacements/Object 19" xlink:type="simple" xlink:show="embed" xlink:actuate="onLoad"/></draw:frame></text:p>
      <text:p text:style-name="P33" loext:marker-style-name="T4"><draw:frame draw:style-name="fr1" draw:name="Object33" text:anchor-type="as-char" svg:y="-0.379cm" svg:width="3.928cm" svg:height="0.471cm" draw:z-index="34"><draw:object xlink:href="./Object 33" xlink:type="simple" xlink:show="embed" xlink:actuate="onLoad"/><draw:image xlink:href="./ObjectReplacements/Object 33" xlink:type="simple" xlink:show="embed" xlink:actuate="onLoad"/><svg:desc>formula</svg:desc></draw:frame></text:p>
      <text:p text:style-name="P12" loext:marker-style-name="T4"><text:span text:style-name="T4">Упражнение № 2</text:span><text:span text:style-name="T4"/></text:p>
      <text:p text:style-name="P15" loext:marker-style-name="T4"><text:span text:style-name="T9">Цель работы: </text:span><text:span text:style-name="T4">измерение </text:span><text:span text:style-name="T26">ё</text:span><text:span text:style-name="T4">мкости конденсатора</text:span></text:p>
      <text:p text:style-name="P15" loext:marker-style-name="T4"><text:soft-page-break/><text:span text:style-name="T9">Принадлежности: </text:span><text:span text:style-name="T4">вольтметр, миллиамперметр, рабочая установка</text:span></text:p>
      <text:p text:style-name="P15" loext:marker-style-name="T9"><text:span text:style-name="T9">Рабочая</text:span><text:span text:style-name="T4"> </text:span><text:span text:style-name="T9">формула: </text:span></text:p>
      <text:p text:style-name="P12" loext:marker-style-name="T10"><draw:frame draw:style-name="fr2" draw:name="Object20" text:anchor-type="as-char" svg:width="1.48cm" svg:height="1.004cm" draw:z-index="17"><draw:object xlink:href="./Object 20" xlink:type="simple" xlink:show="embed" xlink:actuate="onLoad"/><draw:image xlink:href="./ObjectReplacements/Object 20" xlink:type="simple" xlink:show="embed" xlink:actuate="onLoad"/></draw:frame></text:p>
      <text:p text:style-name="P34" loext:marker-style-name="T10"><text:span text:style-name="T10">где</text:span></text:p>
      <text:p text:style-name="P34" loext:marker-style-name="T10"><text:span text:style-name="T12">C</text:span><text:span text:style-name="T10"> – <text:s/></text:span><text:span text:style-name="T27">ё</text:span><text:span text:style-name="T10">мкость конденсатора, Ф;</text:span></text:p>
      <text:p text:style-name="P15" loext:marker-style-name="T10"><text:span text:style-name="T12">Z</text:span><text:span text:style-name="T10"> – <text:s/>полное сопротивление цепи №3 при переменном токе частоты </text:span></text:p>
      <text:p text:style-name="P15" loext:marker-style-name="T10"><draw:frame draw:style-name="fr2" draw:name="Object21" text:anchor-type="as-char" svg:width="1.903cm" svg:height="0.531cm" draw:z-index="18"><draw:object xlink:href="./Object 21" xlink:type="simple" xlink:show="embed" xlink:actuate="onLoad"/><draw:image xlink:href="./ObjectReplacements/Object 21" xlink:type="simple" xlink:show="embed" xlink:actuate="onLoad"/></draw:frame><text:span text:style-name="T10">.</text:span></text:p>
      <text:p text:style-name="P12" loext:marker-style-name="T9"><text:span text:style-name="T9">Ход работы</text:span><text:span text:style-name="T9"/></text:p>
      <text:p text:style-name="P15" loext:marker-style-name="T10"><text:span text:style-name="T10">Таблица значений напряжения при переменном токе:</text:span><text:span text:style-name="T10"/></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9" loext:marker-style-name="T4"><text:span text:style-name="T4">№</text:span><text:span text:style-name="T4"/></text:p>
          </table:table-cell>
          <table:table-cell table:style-name="Table3.A1" office:value-type="string">
            <text:p text:style-name="P19" loext:marker-style-name="T4"><text:span text:style-name="T14">U</text:span><text:span text:style-name="T4">, В</text:span></text:p>
          </table:table-cell>
          <table:table-cell table:style-name="Table3.A1" office:value-type="string">
            <text:p text:style-name="P19" loext:marker-style-name="T4"><text:span text:style-name="T14">I, </text:span><text:span text:style-name="T4">мА</text:span></text:p>
          </table:table-cell>
          <table:table-cell table:style-name="Table3.A1" office:value-type="string">
            <text:p text:style-name="P28" loext:marker-style-name="T14"><draw:frame draw:style-name="fr2" draw:name="Object22" text:anchor-type="as-char" svg:width="0.411cm" svg:height="0.534cm" draw:z-index="25"><draw:object xlink:href="./Object 22" xlink:type="simple" xlink:show="embed" xlink:actuate="onLoad"/><draw:image xlink:href="./ObjectReplacements/Object 22" xlink:type="simple" xlink:show="embed" xlink:actuate="onLoad"/></draw:frame></text:p>
          </table:table-cell>
        </table:table-row>
        <table:table-row table:style-name="Table3.2">
          <table:table-cell table:style-name="Table3.A1" office:value-type="string">
            <text:p text:style-name="P19" loext:marker-style-name="T4"><text:span text:style-name="T4">1</text:span><text:span text:style-name="T4"/></text:p>
          </table:table-cell>
          <table:table-cell table:style-name="Table3.A1" office:value-type="string">
            <text:p text:style-name="P19" loext:marker-style-name="T14"><text:span text:style-name="T4">2</text:span><text:span text:style-name="T14">,25</text:span></text:p>
          </table:table-cell>
          <table:table-cell table:style-name="Table3.C2" office:value-type="string">
            <text:p text:style-name="P19" loext:marker-style-name="T17"><text:span text:style-name="T17">19</text:span><text:span text:style-name="T17"/></text:p>
          </table:table-cell>
          <table:table-cell table:style-name="Table3.C2" office:value-type="string">
            <text:p text:style-name="P19" loext:marker-style-name="T17"><text:span text:style-name="T22">118,42</text:span><text:span text:style-name="T22"/></text:p>
          </table:table-cell>
        </table:table-row>
        <table:table-row table:style-name="Table3.3">
          <table:table-cell table:style-name="Table3.A1" office:value-type="string">
            <text:p text:style-name="P19" loext:marker-style-name="T4"><text:span text:style-name="T4">2</text:span><text:span text:style-name="T4"/></text:p>
          </table:table-cell>
          <table:table-cell table:style-name="Table3.A1" office:value-type="string">
            <text:p text:style-name="P19" loext:marker-style-name="T4"><text:span text:style-name="T4">2,5</text:span><text:span text:style-name="T4"/></text:p>
          </table:table-cell>
          <table:table-cell table:style-name="Table3.C2" office:value-type="string">
            <text:p text:style-name="P19" loext:marker-style-name="T17"><text:span text:style-name="T17">22</text:span><text:span text:style-name="T17"/></text:p>
          </table:table-cell>
          <table:table-cell table:style-name="Table3.C2" office:value-type="string">
            <text:p text:style-name="P19" loext:marker-style-name="T17"><text:span text:style-name="T22">113,64</text:span><text:span text:style-name="T22"/></text:p>
          </table:table-cell>
        </table:table-row>
        <table:table-row table:style-name="Table3.4">
          <table:table-cell table:style-name="Table3.A1" office:value-type="string">
            <text:p text:style-name="P19" loext:marker-style-name="T4"><text:span text:style-name="T4">3</text:span><text:span text:style-name="T4"/></text:p>
          </table:table-cell>
          <table:table-cell table:style-name="Table3.A1" office:value-type="string">
            <text:p text:style-name="P19" loext:marker-style-name="T4"><text:span text:style-name="T4">3</text:span><text:span text:style-name="T4"/></text:p>
          </table:table-cell>
          <table:table-cell table:style-name="Table3.C2" office:value-type="string">
            <text:p text:style-name="P19" loext:marker-style-name="T17"><text:span text:style-name="T17">26</text:span><text:span text:style-name="T17"/></text:p>
          </table:table-cell>
          <table:table-cell table:style-name="Table3.C2" office:value-type="string">
            <text:p text:style-name="P19" loext:marker-style-name="T17"><text:span text:style-name="T17">115,38</text:span><text:span text:style-name="T17"/></text:p>
          </table:table-cell>
        </table:table-row>
        <table:table-row table:style-name="Table3.5">
          <table:table-cell table:style-name="Table3.A1" office:value-type="string">
            <text:p text:style-name="P19" loext:marker-style-name="T4"><text:span text:style-name="T4">4</text:span><text:span text:style-name="T4"/></text:p>
          </table:table-cell>
          <table:table-cell table:style-name="Table3.A1" office:value-type="string">
            <text:p text:style-name="P19" loext:marker-style-name="T4"><text:span text:style-name="T4">3,5</text:span><text:span text:style-name="T4"/></text:p>
          </table:table-cell>
          <table:table-cell table:style-name="Table3.C2" office:value-type="string">
            <text:p text:style-name="P19" loext:marker-style-name="T17"><text:span text:style-name="T17">31</text:span><text:span text:style-name="T17"/></text:p>
          </table:table-cell>
          <table:table-cell table:style-name="Table3.C2" office:value-type="string">
            <text:p text:style-name="P19" loext:marker-style-name="T17"><text:span text:style-name="T22">112,90</text:span><text:span text:style-name="T22"/></text:p>
          </table:table-cell>
        </table:table-row>
        <table:table-row table:style-name="Table3.5">
          <table:table-cell table:style-name="Table3.A1" office:value-type="string">
            <text:p text:style-name="P29" loext:marker-style-name="T4"><text:span text:style-name="T4">5</text:span><text:span text:style-name="T4"/></text:p>
          </table:table-cell>
          <table:table-cell table:style-name="Table3.A1" office:value-type="string">
            <text:p text:style-name="P29" loext:marker-style-name="T4"><text:span text:style-name="T4">4</text:span><text:span text:style-name="T4"/></text:p>
          </table:table-cell>
          <table:table-cell table:style-name="Table3.C2" office:value-type="string">
            <text:p text:style-name="P19" loext:marker-style-name="T17"><text:span text:style-name="T17">35</text:span><text:span text:style-name="T17"/></text:p>
          </table:table-cell>
          <table:table-cell table:style-name="Table3.C2" office:value-type="string">
            <text:p text:style-name="P19" loext:marker-style-name="T17"><text:span text:style-name="T17">114,29</text:span><text:span text:style-name="T17"/></text:p>
          </table:table-cell>
        </table:table-row>
        <table:table-row table:style-name="Table3.5">
          <table:table-cell table:style-name="Table3.A1" office:value-type="string">
            <text:p text:style-name="P29" loext:marker-style-name="T4"><text:span text:style-name="T4">6</text:span><text:span text:style-name="T4"/></text:p>
          </table:table-cell>
          <table:table-cell table:style-name="Table3.A1" office:value-type="string">
            <text:p text:style-name="P29" loext:marker-style-name="T4"><text:span text:style-name="T4">4,5</text:span><text:span text:style-name="T4"/></text:p>
          </table:table-cell>
          <table:table-cell table:style-name="Table3.C2" office:value-type="string">
            <text:p text:style-name="P19" loext:marker-style-name="T17"><text:span text:style-name="T17">38</text:span><text:span text:style-name="T17"/></text:p>
          </table:table-cell>
          <table:table-cell table:style-name="Table3.C2" office:value-type="string">
            <text:p text:style-name="P19" loext:marker-style-name="T17"><text:span text:style-name="T22">118,42</text:span><text:span text:style-name="T22"/></text:p>
          </table:table-cell>
        </table:table-row>
        <table:table-row table:style-name="Table3.5">
          <table:table-cell table:style-name="Table3.A1" office:value-type="string">
            <text:p text:style-name="P19" loext:marker-style-name="T4"><text:span text:style-name="T4">7</text:span><text:span text:style-name="T4"/></text:p>
          </table:table-cell>
          <table:table-cell table:style-name="Table3.A1" office:value-type="string">
            <text:p text:style-name="P19" loext:marker-style-name="T4"><text:span text:style-name="T4">5</text:span><text:span text:style-name="T4"/></text:p>
          </table:table-cell>
          <table:table-cell table:style-name="Table3.C2" office:value-type="string">
            <text:p text:style-name="P19" loext:marker-style-name="T17"><text:span text:style-name="T17">44</text:span><text:span text:style-name="T17"/></text:p>
          </table:table-cell>
          <table:table-cell table:style-name="Table3.C2" office:value-type="string">
            <text:p text:style-name="P19" loext:marker-style-name="T17"><text:span text:style-name="T17">113,64</text:span><text:span text:style-name="T17"/></text:p>
          </table:table-cell>
        </table:table-row>
        <table:table-row table:style-name="Table3.5">
          <table:table-cell table:style-name="Table3.A1" office:value-type="string">
            <text:p text:style-name="P19" loext:marker-style-name="T4"><text:span text:style-name="T4">8</text:span><text:span text:style-name="T4"/></text:p>
          </table:table-cell>
          <table:table-cell table:style-name="Table3.A1" office:value-type="string">
            <text:p text:style-name="P19" loext:marker-style-name="T4"><text:span text:style-name="T4">5,5</text:span><text:span text:style-name="T4"/></text:p>
          </table:table-cell>
          <table:table-cell table:style-name="Table3.C2" office:value-type="string">
            <text:p text:style-name="P19" loext:marker-style-name="T17"><text:span text:style-name="T17">48</text:span><text:span text:style-name="T17"/></text:p>
          </table:table-cell>
          <table:table-cell table:style-name="Table3.C2" office:value-type="string">
            <text:p text:style-name="P19" loext:marker-style-name="T17"><text:span text:style-name="T22">114,58</text:span><text:span text:style-name="T22"/></text:p>
          </table:table-cell>
        </table:table-row>
        <table:table-row table:style-name="Table3.5">
          <table:table-cell table:style-name="Table3.A1" office:value-type="string">
            <text:p text:style-name="P19" loext:marker-style-name="T4"><text:span text:style-name="T4">9</text:span><text:span text:style-name="T4"/></text:p>
          </table:table-cell>
          <table:table-cell table:style-name="Table3.A1" office:value-type="string">
            <text:p text:style-name="P19" loext:marker-style-name="T4"><text:span text:style-name="T4">6</text:span><text:span text:style-name="T4"/></text:p>
          </table:table-cell>
          <table:table-cell table:style-name="Table3.C2" office:value-type="string">
            <text:p text:style-name="P19" loext:marker-style-name="T17"><text:span text:style-name="T17">54</text:span><text:span text:style-name="T17"/></text:p>
          </table:table-cell>
          <table:table-cell table:style-name="Table3.C2" office:value-type="string">
            <text:p text:style-name="P19" loext:marker-style-name="T17"><text:span text:style-name="T17">111,11</text:span><text:span text:style-name="T17"/></text:p>
          </table:table-cell>
        </table:table-row>
        <table:table-row table:style-name="Table3.5">
          <table:table-cell table:style-name="Table3.A1" office:value-type="string">
            <text:p text:style-name="P19" loext:marker-style-name="T4"><text:span text:style-name="T4">10</text:span><text:span text:style-name="T4"/></text:p>
          </table:table-cell>
          <table:table-cell table:style-name="Table3.A1" office:value-type="string">
            <text:p text:style-name="P19" loext:marker-style-name="T4"><text:span text:style-name="T4">6,5</text:span><text:span text:style-name="T4"/></text:p>
          </table:table-cell>
          <table:table-cell table:style-name="Table3.C2" office:value-type="string">
            <text:p text:style-name="P19" loext:marker-style-name="T17"><text:span text:style-name="T17">57</text:span><text:span text:style-name="T17"/></text:p>
          </table:table-cell>
          <table:table-cell table:style-name="Table3.C2" office:value-type="string">
            <text:p text:style-name="P19" loext:marker-style-name="T17"><text:span text:style-name="T22">114,04</text:span><text:span text:style-name="T22"/></text:p>
          </table:table-cell>
        </table:table-row>
        <table:table-row table:style-name="Table3.5">
          <table:table-cell table:style-name="Table3.A1" office:value-type="string">
            <text:p text:style-name="P19" loext:marker-style-name="T4"><text:span text:style-name="T4">11</text:span><text:span text:style-name="T4"/></text:p>
          </table:table-cell>
          <table:table-cell table:style-name="Table3.A1" office:value-type="string">
            <text:p text:style-name="P19" loext:marker-style-name="T4"><text:span text:style-name="T4">7</text:span><text:span text:style-name="T4"/></text:p>
          </table:table-cell>
          <table:table-cell table:style-name="Table3.C2" office:value-type="string">
            <text:p text:style-name="P19" loext:marker-style-name="T17"><text:span text:style-name="T17">62</text:span><text:span text:style-name="T17"/></text:p>
          </table:table-cell>
          <table:table-cell table:style-name="Table3.C2" office:value-type="string">
            <text:p text:style-name="P19" loext:marker-style-name="T17"><text:span text:style-name="T17">112,90</text:span><text:span text:style-name="T17"/></text:p>
          </table:table-cell>
        </table:table-row>
        <table:table-row table:style-name="Table3.5">
          <table:table-cell table:style-name="Table3.A1" office:value-type="string">
            <text:p text:style-name="P19" loext:marker-style-name="T4"><text:span text:style-name="T4">12</text:span><text:span text:style-name="T4"/></text:p>
          </table:table-cell>
          <table:table-cell table:style-name="Table3.A1" office:value-type="string">
            <text:p text:style-name="P19" loext:marker-style-name="T14"><text:span text:style-name="T14">7,5</text:span><text:span text:style-name="T14"/></text:p>
          </table:table-cell>
          <table:table-cell table:style-name="Table3.C2" office:value-type="string">
            <text:p text:style-name="P19" loext:marker-style-name="T17"><text:span text:style-name="T17">69</text:span><text:span text:style-name="T17"/></text:p>
          </table:table-cell>
          <table:table-cell table:style-name="Table3.C2" office:value-type="string">
            <text:p text:style-name="P19" loext:marker-style-name="T17"><text:span text:style-name="T22">108,70</text:span><text:span text:style-name="T22"/></text:p>
          </table:table-cell>
        </table:table-row>
      </table:table>
      <text:p text:style-name="Standard" loext:marker-style-name="T4"><text:span text:style-name="T4">Рассчитаем среднее значение сопротивления цепи </text:span><draw:frame draw:style-name="fr2" draw:name="Object23" text:anchor-type="as-char" svg:width="2.866cm" svg:height="0.534cm" draw:z-index="19"><draw:object xlink:href="./Object 23" xlink:type="simple" xlink:show="embed" xlink:actuate="onLoad"/><draw:image xlink:href="./ObjectReplacements/Object 23" xlink:type="simple" xlink:show="embed" xlink:actuate="onLoad"/></draw:frame></text:p>
      <text:p text:style-name="P12" loext:marker-style-name="T25"><draw:frame draw:style-name="fr2" draw:name="Object24" text:anchor-type="as-char" svg:width="2.452cm" svg:height="1.131cm" draw:z-index="20"><draw:object xlink:href="./Object 24" xlink:type="simple" xlink:show="embed" xlink:actuate="onLoad"/><draw:image xlink:href="./ObjectReplacements/Object 24" xlink:type="simple" xlink:show="embed" xlink:actuate="onLoad"/></draw:frame></text:p>
      <text:p text:style-name="P15" loext:marker-style-name="T10"><text:span text:style-name="T10">Рассчитаем емкость конденсатора по заданной формуле:</text:span><text:span text:style-name="T10"/></text:p>
      <text:p text:style-name="P35" loext:marker-style-name="T10"><draw:frame draw:style-name="fr2" draw:name="Object25" text:anchor-type="as-char" svg:width="5.316cm" svg:height="1.004cm" draw:z-index="21"><draw:object xlink:href="./Object 25" xlink:type="simple" xlink:show="embed" xlink:actuate="onLoad"/><draw:image xlink:href="./ObjectReplacements/Object 25" xlink:type="simple" xlink:show="embed" xlink:actuate="onLoad"/></draw:frame></text:p>
      <text:p text:style-name="P12" loext:marker-style-name="T4"><text:span text:style-name="T4">Упражнение № 3</text:span><text:span text:style-name="T4"/></text:p>
      <text:p text:style-name="P15" loext:marker-style-name="T4"><text:span text:style-name="T9">Цель работы: </text:span><text:span text:style-name="T4">проверка закона Ома для цепи, состоящей из последовательно соединенных </text:span><text:span text:style-name="T14">R</text:span><text:span text:style-name="T4">, </text:span><text:span text:style-name="T14">L</text:span><text:span text:style-name="T4"> и </text:span><text:span text:style-name="T14">C</text:span></text:p>
      <text:p text:style-name="P15" loext:marker-style-name="T4"><text:span text:style-name="T9">Принадлежности: </text:span><text:span text:style-name="T4">вольтметр, миллиамперметр, рабочая установка</text:span></text:p>
      <text:p text:style-name="P15" loext:marker-style-name="T7"><text:soft-page-break/><text:span text:style-name="T9">Рабочая</text:span><text:span text:style-name="T4"> </text:span><text:span text:style-name="T9">формула: <text:s/></text:span><text:span text:style-name="T10"><text:s/></text:span><draw:frame draw:style-name="fr2" draw:name="Object26" text:anchor-type="as-char" svg:width="3.868cm" svg:height="1.155cm" draw:z-index="22"><draw:object xlink:href="./Object 26" xlink:type="simple" xlink:show="embed" xlink:actuate="onLoad"/><draw:image xlink:href="./ObjectReplacements/Object 26" xlink:type="simple" xlink:show="embed" xlink:actuate="onLoad"/></draw:frame></text:p>
      <text:p text:style-name="P15" loext:marker-style-name="T7"><draw:frame draw:style-name="fr2" draw:name="Object27" text:anchor-type="as-char" svg:width="0.443cm" svg:height="0.534cm" draw:z-index="23"><draw:object xlink:href="./Object 27" xlink:type="simple" xlink:show="embed" xlink:actuate="onLoad"/><draw:image xlink:href="./ObjectReplacements/Object 27" xlink:type="simple" xlink:show="embed" xlink:actuate="onLoad"/></draw:frame><text:span text:style-name="T7">– полное сопротивление цепи №4, Ом;</text:span></text:p>
      <text:p text:style-name="P15" loext:marker-style-name="T10"><draw:frame draw:style-name="fr2" draw:name="Object28" text:anchor-type="as-char" svg:width="1.903cm" svg:height="0.531cm" draw:z-index="24"><draw:object xlink:href="./Object 28" xlink:type="simple" xlink:show="embed" xlink:actuate="onLoad"/><draw:image xlink:href="./ObjectReplacements/Object 28" xlink:type="simple" xlink:show="embed" xlink:actuate="onLoad"/></draw:frame><text:span text:style-name="T10">, Ом.</text:span></text:p>
      <text:p text:style-name="P12" loext:marker-style-name="T9"><text:span text:style-name="T9">Ход работы</text:span><text:span text:style-name="T9"/></text:p>
      <text:p text:style-name="P15" loext:marker-style-name="T7"><text:span text:style-name="T7">Таблица значений напряжения при переменном значении тока:</text:span><text:span text:style-name="T7"/></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6" loext:marker-style-name="T4"><text:span text:style-name="T4">№</text:span><text:span text:style-name="T4"/></text:p>
          </table:table-cell>
          <table:table-cell table:style-name="Table4.A1" office:value-type="string">
            <text:p text:style-name="P36" loext:marker-style-name="T4"><text:span text:style-name="T14">U</text:span><text:span text:style-name="T4">, В</text:span></text:p>
          </table:table-cell>
          <table:table-cell table:style-name="Table4.A1" office:value-type="string">
            <text:p text:style-name="P19" loext:marker-style-name="T4"><text:span text:style-name="T14">I, </text:span><text:span text:style-name="T4">мА</text:span></text:p>
          </table:table-cell>
          <table:table-cell table:style-name="Table4.A1" office:value-type="string">
            <text:p text:style-name="P28" loext:marker-style-name="T14"><draw:frame draw:style-name="fr2" draw:name="Object29" text:anchor-type="as-char" svg:width="0.413cm" svg:height="0.534cm" draw:z-index="26"><draw:object xlink:href="./Object 29" xlink:type="simple" xlink:show="embed" xlink:actuate="onLoad"/><draw:image xlink:href="./ObjectReplacements/Object 29" xlink:type="simple" xlink:show="embed" xlink:actuate="onLoad"/></draw:frame></text:p>
          </table:table-cell>
        </table:table-row>
        <table:table-row table:style-name="Table4.2">
          <table:table-cell table:style-name="Table4.A1" office:value-type="string">
            <text:p text:style-name="P19" loext:marker-style-name="T4"><text:span text:style-name="T4">1</text:span><text:span text:style-name="T4"/></text:p>
          </table:table-cell>
          <table:table-cell table:style-name="Table4.A1" office:value-type="string">
            <text:p text:style-name="P19" loext:marker-style-name="T14"><text:span text:style-name="T4">1</text:span><text:span text:style-name="T14">,55</text:span></text:p>
          </table:table-cell>
          <table:table-cell table:style-name="Table4.A1" office:value-type="string">
            <text:p text:style-name="P19" loext:marker-style-name="T4"><text:span text:style-name="T4">20</text:span><text:span text:style-name="T4"/></text:p>
          </table:table-cell>
          <table:table-cell table:style-name="Table4.A1" office:value-type="string">
            <text:p text:style-name="P19" loext:marker-style-name="T14"><text:span text:style-name="T14">77,5</text:span><text:span text:style-name="T28">0</text:span></text:p>
          </table:table-cell>
        </table:table-row>
        <table:table-row table:style-name="Table4.3">
          <table:table-cell table:style-name="Table4.A1" office:value-type="string">
            <text:p text:style-name="P19" loext:marker-style-name="T4"><text:span text:style-name="T4">2</text:span><text:span text:style-name="T4"/></text:p>
          </table:table-cell>
          <table:table-cell table:style-name="Table4.A1" office:value-type="string">
            <text:p text:style-name="P19" loext:marker-style-name="T14"><text:span text:style-name="T14">2,</text:span><text:span text:style-name="T28">00</text:span></text:p>
          </table:table-cell>
          <table:table-cell table:style-name="Table4.A1" office:value-type="string">
            <text:p text:style-name="P19" loext:marker-style-name="T4"><text:span text:style-name="T4">26</text:span><text:span text:style-name="T4"/></text:p>
          </table:table-cell>
          <table:table-cell table:style-name="Table4.A1" office:value-type="string">
            <text:p text:style-name="P19" loext:marker-style-name="T14"><text:span text:style-name="T14">76,9</text:span><text:span text:style-name="T28">0</text:span></text:p>
          </table:table-cell>
        </table:table-row>
        <table:table-row table:style-name="Table4.4">
          <table:table-cell table:style-name="Table4.A1" office:value-type="string">
            <text:p text:style-name="P19" loext:marker-style-name="T4"><text:span text:style-name="T4">3</text:span><text:span text:style-name="T4"/></text:p>
          </table:table-cell>
          <table:table-cell table:style-name="Table4.A1" office:value-type="string">
            <text:p text:style-name="P19" loext:marker-style-name="T14"><text:span text:style-name="T14">2,5</text:span><text:span text:style-name="T28">0</text:span></text:p>
          </table:table-cell>
          <table:table-cell table:style-name="Table4.A1" office:value-type="string">
            <text:p text:style-name="P19" loext:marker-style-name="T4"><text:span text:style-name="T4">34</text:span><text:span text:style-name="T4"/></text:p>
          </table:table-cell>
          <table:table-cell table:style-name="Table4.A1" office:value-type="string">
            <text:p text:style-name="P19" loext:marker-style-name="T4"><text:span text:style-name="T4">73,5</text:span><text:span text:style-name="T29">0</text:span></text:p>
          </table:table-cell>
        </table:table-row>
        <table:table-row table:style-name="Table4.5">
          <table:table-cell table:style-name="Table4.A1" office:value-type="string">
            <text:p text:style-name="P19" loext:marker-style-name="T4"><text:span text:style-name="T4">4</text:span><text:span text:style-name="T4"/></text:p>
          </table:table-cell>
          <table:table-cell table:style-name="Table4.A1" office:value-type="string">
            <text:p text:style-name="P19" loext:marker-style-name="T14"><text:span text:style-name="T14">3</text:span><text:span text:style-name="T28">,00</text:span></text:p>
          </table:table-cell>
          <table:table-cell table:style-name="Table4.A1" office:value-type="string">
            <text:p text:style-name="P19" loext:marker-style-name="T4"><text:span text:style-name="T4">41</text:span><text:span text:style-name="T4"/></text:p>
          </table:table-cell>
          <table:table-cell table:style-name="Table4.A1" office:value-type="string">
            <text:p text:style-name="P19" loext:marker-style-name="T14"><text:span text:style-name="T14">73,2</text:span><text:span text:style-name="T28">0</text:span></text:p>
          </table:table-cell>
        </table:table-row>
        <table:table-row table:style-name="Table4.5">
          <table:table-cell table:style-name="Table4.A1" office:value-type="string">
            <text:p text:style-name="P29" loext:marker-style-name="T4"><text:span text:style-name="T4">5</text:span><text:span text:style-name="T4"/></text:p>
          </table:table-cell>
          <table:table-cell table:style-name="Table4.A1" office:value-type="string">
            <text:p text:style-name="P29" loext:marker-style-name="T4"><text:span text:style-name="T14">3,55</text:span><text:span text:style-name="T14"/></text:p>
          </table:table-cell>
          <table:table-cell table:style-name="Table4.A1" office:value-type="string">
            <text:p text:style-name="P19" loext:marker-style-name="T4"><text:span text:style-name="T4">49</text:span><text:span text:style-name="T4"/></text:p>
          </table:table-cell>
          <table:table-cell table:style-name="Table4.A1" office:value-type="string">
            <text:p text:style-name="P19" loext:marker-style-name="T14"><text:span text:style-name="T4">72,45</text:span><text:span text:style-name="T14"/></text:p>
          </table:table-cell>
        </table:table-row>
        <table:table-row table:style-name="Table4.5">
          <table:table-cell table:style-name="Table4.A1" office:value-type="string">
            <text:p text:style-name="P29" loext:marker-style-name="T4"><text:span text:style-name="T4">6</text:span><text:span text:style-name="T4"/></text:p>
          </table:table-cell>
          <table:table-cell table:style-name="Table4.A1" office:value-type="string">
            <text:p text:style-name="P29" loext:marker-style-name="T14"><text:span text:style-name="T14">4,</text:span><text:span text:style-name="T28">00</text:span></text:p>
          </table:table-cell>
          <table:table-cell table:style-name="Table4.A1" office:value-type="string">
            <text:p text:style-name="P19" loext:marker-style-name="T4"><text:span text:style-name="T4">55</text:span><text:span text:style-name="T4"/></text:p>
          </table:table-cell>
          <table:table-cell table:style-name="Table4.A1" office:value-type="string">
            <text:p text:style-name="P19" loext:marker-style-name="T14"><text:span text:style-name="T14">72,72</text:span><text:span text:style-name="T14"/></text:p>
          </table:table-cell>
        </table:table-row>
        <table:table-row table:style-name="Table4.5">
          <table:table-cell table:style-name="Table4.A1" office:value-type="string">
            <text:p text:style-name="P19" loext:marker-style-name="T4"><text:span text:style-name="T4">7</text:span><text:span text:style-name="T4"/></text:p>
          </table:table-cell>
          <table:table-cell table:style-name="Table4.A1" office:value-type="string">
            <text:p text:style-name="P19" loext:marker-style-name="T14"><text:span text:style-name="T14">4,5</text:span><text:span text:style-name="T28">0</text:span></text:p>
          </table:table-cell>
          <table:table-cell table:style-name="Table4.A1" office:value-type="string">
            <text:p text:style-name="P19" loext:marker-style-name="T4"><text:span text:style-name="T4">62</text:span><text:span text:style-name="T4"/></text:p>
          </table:table-cell>
          <table:table-cell table:style-name="Table4.A1" office:value-type="string">
            <text:p text:style-name="P19" loext:marker-style-name="T14"><text:span text:style-name="T14">72,58</text:span><text:span text:style-name="T14"/></text:p>
          </table:table-cell>
        </table:table-row>
        <table:table-row table:style-name="Table4.5">
          <table:table-cell table:style-name="Table4.A1" office:value-type="string">
            <text:p text:style-name="P19" loext:marker-style-name="T4"><text:span text:style-name="T4">8</text:span><text:span text:style-name="T4"/></text:p>
          </table:table-cell>
          <table:table-cell table:style-name="Table4.A1" office:value-type="string">
            <text:p text:style-name="P19" loext:marker-style-name="T14"><text:span text:style-name="T14">5,</text:span><text:span text:style-name="T28">00</text:span></text:p>
          </table:table-cell>
          <table:table-cell table:style-name="Table4.A1" office:value-type="string">
            <text:p text:style-name="P19" loext:marker-style-name="T4"><text:span text:style-name="T4">70</text:span><text:span text:style-name="T4"/></text:p>
          </table:table-cell>
          <table:table-cell table:style-name="Table4.A1" office:value-type="string">
            <text:p text:style-name="P19" loext:marker-style-name="T14"><text:span text:style-name="T14">71,43</text:span><text:span text:style-name="T14"/></text:p>
          </table:table-cell>
        </table:table-row>
        <table:table-row table:style-name="Table4.5">
          <table:table-cell table:style-name="Table4.A1" office:value-type="string">
            <text:p text:style-name="P19" loext:marker-style-name="T4"><text:span text:style-name="T4">9</text:span><text:span text:style-name="T4"/></text:p>
          </table:table-cell>
          <table:table-cell table:style-name="Table4.A1" office:value-type="string">
            <text:p text:style-name="P19" loext:marker-style-name="T14"><text:span text:style-name="T14">5,5</text:span><text:span text:style-name="T28">0</text:span></text:p>
          </table:table-cell>
          <table:table-cell table:style-name="Table4.A1" office:value-type="string">
            <text:p text:style-name="P19" loext:marker-style-name="T4"><text:span text:style-name="T4">77</text:span><text:span text:style-name="T4"/></text:p>
          </table:table-cell>
          <table:table-cell table:style-name="Table4.A1" office:value-type="string">
            <text:p text:style-name="P19" loext:marker-style-name="T14"><text:span text:style-name="T14">71,43</text:span><text:span text:style-name="T14"/></text:p>
          </table:table-cell>
        </table:table-row>
        <table:table-row table:style-name="Table4.5">
          <table:table-cell table:style-name="Table4.A1" office:value-type="string">
            <text:p text:style-name="P19" loext:marker-style-name="T4"><text:span text:style-name="T4">10</text:span><text:span text:style-name="T4"/></text:p>
          </table:table-cell>
          <table:table-cell table:style-name="Table4.A1" office:value-type="string">
            <text:p text:style-name="P19" loext:marker-style-name="T14"><text:span text:style-name="T14">6,</text:span><text:span text:style-name="T28">00</text:span></text:p>
          </table:table-cell>
          <table:table-cell table:style-name="Table4.A1" office:value-type="string">
            <text:p text:style-name="P19" loext:marker-style-name="T4"><text:span text:style-name="T4">85</text:span><text:span text:style-name="T4"/></text:p>
          </table:table-cell>
          <table:table-cell table:style-name="Table4.A1" office:value-type="string">
            <text:p text:style-name="P19" loext:marker-style-name="T14"><text:span text:style-name="T14">70,59</text:span><text:span text:style-name="T14"/></text:p>
          </table:table-cell>
        </table:table-row>
        <table:table-row table:style-name="Table4.5">
          <table:table-cell table:style-name="Table4.A1" office:value-type="string">
            <text:p text:style-name="P19" loext:marker-style-name="T4"><text:span text:style-name="T4">11</text:span><text:span text:style-name="T4"/></text:p>
          </table:table-cell>
          <table:table-cell table:style-name="Table4.A1" office:value-type="string">
            <text:p text:style-name="P19" loext:marker-style-name="T14"><text:span text:style-name="T14">6,5</text:span><text:span text:style-name="T28">0</text:span></text:p>
          </table:table-cell>
          <table:table-cell table:style-name="Table4.A1" office:value-type="string">
            <text:p text:style-name="P19" loext:marker-style-name="T4"><text:span text:style-name="T4">92</text:span><text:span text:style-name="T4"/></text:p>
          </table:table-cell>
          <table:table-cell table:style-name="Table4.A1" office:value-type="string">
            <text:p text:style-name="P19" loext:marker-style-name="T14"><text:span text:style-name="T14">70,65</text:span><text:span text:style-name="T14"/></text:p>
          </table:table-cell>
        </table:table-row>
        <table:table-row table:style-name="Table4.5">
          <table:table-cell table:style-name="Table4.A1" office:value-type="string">
            <text:p text:style-name="P19" loext:marker-style-name="T4"><text:span text:style-name="T4">12</text:span><text:span text:style-name="T4"/></text:p>
          </table:table-cell>
          <table:table-cell table:style-name="Table4.A1" office:value-type="string">
            <text:p text:style-name="P19" loext:marker-style-name="T14"><text:span text:style-name="T14">7,</text:span><text:span text:style-name="T28">00</text:span></text:p>
          </table:table-cell>
          <table:table-cell table:style-name="Table4.A1" office:value-type="string">
            <text:p text:style-name="P19" loext:marker-style-name="T4"><text:span text:style-name="T4">100</text:span><text:span text:style-name="T4"/></text:p>
          </table:table-cell>
          <table:table-cell table:style-name="Table4.A1" office:value-type="string">
            <text:p text:style-name="P19" loext:marker-style-name="T14"><text:span text:style-name="T14">70,</text:span><text:span text:style-name="T28">00</text:span></text:p>
          </table:table-cell>
        </table:table-row>
      </table:table>
      <text:p text:style-name="Standard" loext:marker-style-name="T4"><text:span text:style-name="T4">Рассчитаем среднее значение полного измеренного сопротивления цепи </text:span><draw:frame draw:style-name="fr1" draw:name="Object30" text:anchor-type="as-char" svg:y="-0.379cm" svg:width="2.686cm" svg:height="0.534cm" draw:z-index="28"><draw:object xlink:href="./Object 30" xlink:type="simple" xlink:show="embed" xlink:actuate="onLoad"/><draw:image xlink:href="./ObjectReplacements/Object 30" xlink:type="simple" xlink:show="embed" xlink:actuate="onLoad"/></draw:frame></text:p>
      <text:p text:style-name="P37" loext:marker-style-name="T10"><text:span text:style-name="T10">Рассчитаем полное расчетное сопротивление цепи:</text:span><text:span text:style-name="T10"/></text:p>
      <text:p text:style-name="P37" loext:marker-style-name="T7"><text:span text:style-name="T10"><text:s/></text:span><draw:frame draw:style-name="fr1" draw:name="Object31" text:anchor-type="as-char" svg:y="-0.78cm" svg:width="9.202cm" svg:height="1.222cm" draw:z-index="29"><draw:object xlink:href="./Object 31" xlink:type="simple" xlink:show="embed" xlink:actuate="onLoad"/><draw:image xlink:href="./ObjectReplacements/Object 31" xlink:type="simple" xlink:show="embed" xlink:actuate="onLoad"/></draw:frame><text:span text:style-name="T7"><text:s/>Ом</text:span></text:p>
      <text:p text:style-name="P37" loext:marker-style-name="T7"><text:span text:style-name="T7">Относительная погрешность измерений</text:span><text:span text:style-name="T7"/></text:p>
      <text:p text:style-name="P38" loext:marker-style-name="T10"><draw:frame draw:style-name="fr1" draw:name="Object32" text:anchor-type="as-char" svg:y="-0.621cm" svg:width="5.29cm" svg:height="1.004cm" draw:z-index="30"><draw:object xlink:href="./Object 32" xlink:type="simple" xlink:show="embed" xlink:actuate="onLoad"/><draw:image xlink:href="./ObjectReplacements/Object 32" xlink:type="simple" xlink:show="embed" xlink:actuate="onLoad"/></draw:frame></text:p>
      <text:p text:style-name="P37" loext:marker-style-name="T10"><text:span text:style-name="T30">Вывод </text:span><text:span text:style-name="T31">Виктории</text:span><text:span text:style-name="T30">:</text:span></text:p>
      <text:p text:style-name="P39" loext:marker-style-name="T4"><text:span text:style-name="T4">В процессе лабораторной работы мы определили значения активного сопротивления, коэффициента самоиндукции и ёмкости конденсатора, используя цепи постоянного и переменного тока, а также измерительные приборы — миллиамперметр и вольтметр. На основе полученных данных, применяя закон Ома для цепи переменного тока, мы рассчитали полное сопротивление электрической цепи, которая состоит из последовательно соединённых R, L и C. Затем мы экспериментально измерили полное </text:span><text:soft-page-break/><text:span text:style-name="T4">сопротивление этой цепи. Полученное значение было </text:span><text:span text:style-name="T32">72,75 Ом</text:span><text:span text:style-name="T4">. Относительная погрешность измерений составила </text:span><text:span text:style-name="T32">3</text:span><text:span text:style-name="T4">,</text:span><text:span text:style-name="T32">86</text:span><text:span text:style-name="T4">%.</text:span></text:p>
      <text:p text:style-name="P32" loext:marker-style-name="T4"><text:span text:style-name="T4"/></text:p>
      <text:p text:style-name="P40" loext:marker-style-name="T10"><text:span text:style-name="T30">Вывод </text:span><text:span text:style-name="T31">Данилы</text:span><text:span text:style-name="T30">:</text:span></text:p>
      <text:p text:style-name="P41" loext:marker-style-name="T4"><text:span text:style-name="T4">На основании проведённого сравнения можно сделать вывод, что погрешность измерений не превышает допустимую. Это означает, что использование закона Ома для цепи переменного тока является достаточно точным методом для определения коэффициентов самоиндукции катушки и ёмкости конденсатора. Относительная погрешность составила </text:span><text:span text:style-name="T32">3,86</text:span><text:span text:style-name="T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YS Text" svg:font-family="'YS Text', 'Helvetica Neue', Arial, Helvetic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List_20_Paragraph" style:display-name="List Paragraph" style:family="paragraph" style:parent-style-name="Standard">
      <style:paragraph-properties fo:margin-left="1.27cm" fo:margin-top="0cm" fo:margin-bottom="0.282cm"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Formula" style:family="graphic">
      <style:graphic-properties text:anchor-type="as-char" svg:y="0cm" fo:margin-left="0cm" fo:margin-right="0cm" style:vertical-pos="middle" style:vertical-rel="text"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ser</meta:initial-creator>
    <meta:editing-cycles>31</meta:editing-cycles>
    <meta:creation-date>2024-11-06T10:48:00</meta:creation-date>
    <dc:date>2024-11-14T21:46:11.462744064</dc:date>
    <meta:editing-duration>PT11H32M49S</meta:editing-duration>
    <meta:generator>LibreOffice/24.8.2.1$Linux_X86_64 LibreOffice_project/480$Build-1</meta:generator>
    <meta:document-statistic meta:table-count="4" meta:image-count="0" meta:object-count="35" meta:page-count="6" meta:paragraph-count="285" meta:word-count="610" meta:character-count="3738" meta:non-whitespace-character-count="3366"/>
    <meta:user-defined meta:name="AppVersion">15.0000</meta:user-defined>
    <meta:user-defined meta:name="Company">Microsoft</meta:user-defined>
    <meta:template xlink:type="simple" xlink:actuate="onRequest" xlink:title="Normal" xlink:href=""/>
  </office:meta>
</office:document-meta>
</file>

<file path=Object 1/content.xml><?xml version="1.0" encoding="utf-8"?>
<math xmlns="http://www.w3.org/1998/Math/MathML" display="block">
  <semantics>
    <mrow>
      <mrow>
        <mi>L</mi>
        <mo stretchy="false">=</mo>
        <mfrac>
          <msqrt>
            <mrow>
              <msup>
                <mi>Z</mi>
                <mn>2</mn>
              </msup>
              <mo stretchy="false">−</mo>
              <msubsup>
                <mi>R</mi>
                <mi>L</mi>
                <mn>2</mn>
              </msubsup>
            </mrow>
          </msqrt>
          <mi>ω</mi>
        </mfrac>
      </mrow>
      <mi>,</mi>
    </mrow>
    <annotation encoding="StarMath 5.0">L= {sqrt {{Z} ^ {2} - {R} rsub {L} rsup {2}}} over {ω} ,</annotation>
  </semantics>
</math>
</file>

<file path=Object 10/content.xml><?xml version="1.0" encoding="utf-8"?>
<math xmlns="http://www.w3.org/1998/Math/MathML" display="block">
  <semantics>
    <mrow>
      <mi>ln</mi>
      <mrow>
        <mi>R</mi>
        <mo stretchy="false">=</mo>
        <mrow/>
      </mrow>
      <mi>ln</mi>
      <mi>U</mi>
      <mrow>
        <mrow>
          <mo stretchy="false">−</mo>
          <mi>ln</mi>
        </mrow>
        <mi>I</mi>
      </mrow>
    </mrow>
    <annotation encoding="StarMath 5.0">ln {R = {}} ln U {-  ln {I}}</annotation>
  </semantics>
</math>
</file>

<file path=Object 11/content.xml><?xml version="1.0" encoding="utf-8"?>
<math xmlns="http://www.w3.org/1998/Math/MathML" display="block">
  <semantics>
    <mrow>
      <mfrac>
        <mrow>
          <mi>d</mi>
          <mi>R</mi>
        </mrow>
        <mi>R</mi>
      </mfrac>
      <mo stretchy="false">=</mo>
      <mrow>
        <mfrac>
          <mrow>
            <mi>d</mi>
            <mi>U</mi>
          </mrow>
          <mi>U</mi>
        </mfrac>
        <mo stretchy="false">−</mo>
        <mfrac>
          <mrow>
            <mi>d</mi>
            <mi>I</mi>
          </mrow>
          <mi>I</mi>
        </mfrac>
      </mrow>
    </mrow>
    <annotation encoding="StarMath 5.0">{d R} over {R} = {d U} over {U} - {d I} over {I}</annotation>
  </semantics>
</math>
</file>

<file path=Object 12/content.xml><?xml version="1.0" encoding="utf-8"?>
<math xmlns="http://www.w3.org/1998/Math/MathML" display="block">
  <semantics>
    <mrow>
      <mfrac>
        <mrow>
          <mi>∆</mi>
          <mi>R</mi>
        </mrow>
        <mi>R</mi>
      </mfrac>
      <mo stretchy="false">=</mo>
      <mrow>
        <mrow>
          <mo fence="true" form="prefix" stretchy="true">|</mo>
          <mrow>
            <mfrac>
              <mrow>
                <mi>∆</mi>
                <mi>U</mi>
              </mrow>
              <mi>U</mi>
            </mfrac>
          </mrow>
          <mo fence="true" form="postfix" stretchy="true">|</mo>
        </mrow>
        <mo stretchy="false">+</mo>
        <mrow>
          <mo fence="true" form="prefix" stretchy="true">|</mo>
          <mrow>
            <mfrac>
              <mrow>
                <mi>∆</mi>
                <mi>I</mi>
              </mrow>
              <mi>I</mi>
            </mfrac>
          </mrow>
          <mo fence="true" form="postfix" stretchy="true">|</mo>
        </mrow>
      </mrow>
      <mo stretchy="false">=</mo>
      <mrow>
        <mrow>
          <mo fence="true" form="prefix" stretchy="true">|</mo>
          <mrow>
            <mfrac>
              <mrow>
                <mn>0</mn>
                <mn>,01</mn>
              </mrow>
              <mi>U</mi>
            </mfrac>
          </mrow>
          <mo fence="true" form="postfix" stretchy="true">|</mo>
        </mrow>
        <mo stretchy="false">+</mo>
        <mrow>
          <mo fence="true" form="prefix" stretchy="true">|</mo>
          <mrow>
            <mfrac>
              <mn>0,0001</mn>
              <mi>I</mi>
            </mfrac>
          </mrow>
          <mo fence="true" form="postfix" stretchy="true">|</mo>
        </mrow>
      </mrow>
    </mrow>
    <annotation encoding="StarMath 5.0">{∆ R} over {R} = left lline {∆ U} over {U} right rline + left lline {∆ I} over {I} right rline =  left lline {0,01} over {U} right rline + left lline {0,0001} over {I} right rline</annotation>
  </semantics>
</math>
</file>

<file path=Object 13/content.xml><?xml version="1.0" encoding="utf-8"?>
<math xmlns="http://www.w3.org/1998/Math/MathML" display="block">
  <semantics>
    <mrow>
      <mrow>
        <msub>
          <mi>R</mi>
          <mrow>
            <mi>L</mi>
            <mi mathvariant="italic">ср</mi>
          </mrow>
        </msub>
        <mo stretchy="false">=</mo>
        <mn>29</mn>
      </mrow>
      <mn>,57</mn>
      <mi mathvariant="italic">Ом</mi>
    </mrow>
    <annotation encoding="StarMath 5.0">  {R} rsub {L ср} =  29,57 Ом</annotation>
  </semantics>
</math>
</file>

<file path=Object 14/content.xml><?xml version="1.0" encoding="utf-8"?>
<math xmlns="http://www.w3.org/1998/Math/MathML" display="block">
  <semantics>
    <mrow>
      <mfrac>
        <mrow>
          <mi>∆</mi>
          <msub>
            <mi>R</mi>
            <mi>L</mi>
          </msub>
        </mrow>
        <msub>
          <mi>R</mi>
          <mi>L</mi>
        </msub>
      </mfrac>
      <mo stretchy="false">=</mo>
      <mn>0,023</mn>
    </mrow>
    <annotation encoding="StarMath 5.0">{∆ {R} rsub {L}} over {{R} rsub {L}} =0,023</annotation>
  </semantics>
</math>
</file>

<file path=Object 15/content.xml><?xml version="1.0" encoding="utf-8"?>
<math xmlns="http://www.w3.org/1998/Math/MathML" display="block">
  <semantics>
    <mrow>
      <mrow>
        <msub>
          <msub>
            <mi>Z</mi>
            <mi>L</mi>
          </msub>
          <mi mathvariant="italic">ср</mi>
        </msub>
        <mo stretchy="false">=</mo>
        <mn>58</mn>
      </mrow>
      <mn>,73</mn>
      <mi mathvariant="italic">Ом</mi>
    </mrow>
    <annotation encoding="StarMath 5.0">{{Z} rsub {L}} rsub {ср} = 58,73 Ом</annotation>
  </semantics>
</math>
</file>

<file path=Object 16/content.xml><?xml version="1.0" encoding="utf-8"?>
<math xmlns="http://www.w3.org/1998/Math/MathML" display="block">
  <semantics>
    <mrow>
      <mfrac>
        <mrow>
          <mi>∆</mi>
          <msub>
            <mi>Z</mi>
            <mi>L</mi>
          </msub>
        </mrow>
        <msub>
          <mi>Z</mi>
          <mi>L</mi>
        </msub>
      </mfrac>
      <mo stretchy="false">=</mo>
      <mn>0,024</mn>
    </mrow>
    <annotation encoding="StarMath 5.0">{∆ {Z} rsub {L}} over {{Z} rsub {L}} = 0,024</annotation>
  </semantics>
</math>
</file>

<file path=Object 17/content.xml><?xml version="1.0" encoding="utf-8"?>
<math xmlns="http://www.w3.org/1998/Math/MathML" display="block">
  <semantics>
    <mrow>
      <mrow>
        <mi>L</mi>
        <mo stretchy="false">=</mo>
        <mfrac>
          <msqrt>
            <mrow>
              <msup>
                <mi>Z</mi>
                <mn>2</mn>
              </msup>
              <mo stretchy="false">−</mo>
              <msubsup>
                <mi>R</mi>
                <mi>L</mi>
                <mn>2</mn>
              </msubsup>
            </mrow>
          </msqrt>
          <mi>ω</mi>
        </mfrac>
        <mo stretchy="false">=</mo>
        <mfrac>
          <msqrt>
            <mrow>
              <msup>
                <mrow>
                  <mn>58</mn>
                  <mn>,73</mn>
                </mrow>
                <mn>2</mn>
              </msup>
              <mo stretchy="false">−</mo>
              <msup>
                <mrow>
                  <mn>29</mn>
                  <mn>,57</mn>
                </mrow>
                <mn>2</mn>
              </msup>
            </mrow>
          </msqrt>
          <mn>314</mn>
        </mfrac>
        <mo stretchy="false">=</mo>
        <mn>0,162</mn>
      </mrow>
      <mi mathvariant="italic">Гн</mi>
    </mrow>
    <annotation encoding="StarMath 5.0">L = {sqrt {{Z} ^ {2} - {R} rsub {L} rsup {2}}} over {ω}  = {sqrt {{58,73} ^ {2} - {29,57} ^ {2}}} over {314} =0,162 Гн</annotation>
  </semantics>
</math>
</file>

<file path=Object 18/content.xml><?xml version="1.0" encoding="utf-8"?>
<math xmlns="http://www.w3.org/1998/Math/MathML" display="block">
  <semantics>
    <mrow>
      <mi mathvariant="italic">tg</mi>
      <mrow>
        <mi>φ</mi>
        <mo stretchy="false">=</mo>
        <mfrac>
          <mrow>
            <mo stretchy="false">(</mo>
            <mi>ω</mi>
            <mi>∙</mi>
            <mi>L</mi>
            <mo stretchy="false">)</mo>
          </mrow>
          <msub>
            <mi>R</mi>
            <mi>L</mi>
          </msub>
        </mfrac>
      </mrow>
    </mrow>
    <annotation encoding="StarMath 5.0">tg {φ = {\( ω ∙ L \)} over {{R} rsub {L}}}</annotation>
  </semantics>
</math>
</file>

<file path=Object 19/content.xml><?xml version="1.0" encoding="utf-8"?>
<math xmlns="http://www.w3.org/1998/Math/MathML" display="block">
  <semantics>
    <mrow>
      <mi mathvariant="italic">tg</mi>
      <mrow>
        <mrow>
          <mi>φ</mi>
          <mo stretchy="false">=</mo>
          <mfrac>
            <mrow>
              <mo stretchy="false">(</mo>
              <mn>314</mn>
              <mi>∙</mi>
              <mn>0,162</mn>
              <mo stretchy="false">)</mo>
            </mrow>
            <mrow>
              <mn>29</mn>
              <mn>,57</mn>
            </mrow>
          </mfrac>
          <mo stretchy="false">=</mo>
          <mn>1</mn>
        </mrow>
        <mn>,71</mn>
      </mrow>
    </mrow>
    <annotation encoding="StarMath 5.0">tg {φ = {\(314∙0,162\)} over {29,57} =1,71}</annotation>
  </semantics>
</math>
</file>

<file path=Object 2/content.xml><?xml version="1.0" encoding="utf-8"?>
<math xmlns="http://www.w3.org/1998/Math/MathML" display="block">
  <semantics>
    <mi>Z</mi>
    <annotation encoding="StarMath 5.0">Z</annotation>
  </semantics>
</math>
</file>

<file path=Object 20/content.xml><?xml version="1.0" encoding="utf-8"?>
<math xmlns="http://www.w3.org/1998/Math/MathML" display="block">
  <semantics>
    <mrow>
      <mrow>
        <mi>С</mi>
        <mo stretchy="false">=</mo>
        <mfrac>
          <mn>1</mn>
          <mi mathvariant="italic">ωZ</mi>
        </mfrac>
      </mrow>
      <mi>,</mi>
    </mrow>
    <annotation encoding="StarMath 5.0">С= {1} over {ωZ} ,</annotation>
  </semantics>
</math>
</file>

<file path=Object 21/content.xml><?xml version="1.0" encoding="utf-8"?>
<math xmlns="http://www.w3.org/1998/Math/MathML" display="block">
  <semantics>
    <mrow>
      <mrow>
        <mi>ω</mi>
        <mo stretchy="false">=</mo>
        <mn>314</mn>
      </mrow>
      <msup>
        <mi>с</mi>
        <mrow>
          <mo stretchy="false">−</mo>
          <mn>1</mn>
        </mrow>
      </msup>
    </mrow>
    <annotation encoding="StarMath 5.0">ω =314 {с} ^ {-1}</annotation>
  </semantics>
</math>
</file>

<file path=Object 22/content.xml><?xml version="1.0" encoding="utf-8"?>
<math xmlns="http://www.w3.org/1998/Math/MathML" display="block">
  <semantics>
    <msub>
      <mi>Z</mi>
      <mi>c</mi>
    </msub>
    <annotation encoding="StarMath 5.0">{Z} rsub {c}</annotation>
  </semantics>
</math>
</file>

<file path=Object 23/content.xml><?xml version="1.0" encoding="utf-8"?>
<math xmlns="http://www.w3.org/1998/Math/MathML" display="block">
  <semantics>
    <mrow>
      <mrow>
        <msub>
          <msub>
            <mi>Z</mi>
            <mi>c</mi>
          </msub>
          <mi mathvariant="italic">ср</mi>
        </msub>
        <mo stretchy="false">=</mo>
        <mn>114</mn>
      </mrow>
      <mn>,01</mn>
      <mi mathvariant="italic">Ом</mi>
    </mrow>
    <annotation encoding="StarMath 5.0">{{Z} rsub {c}} rsub {ср} =114,01 Ом</annotation>
  </semantics>
</math>
</file>

<file path=Object 24/content.xml><?xml version="1.0" encoding="utf-8"?>
<math xmlns="http://www.w3.org/1998/Math/MathML" display="block">
  <semantics>
    <mrow>
      <mfrac>
        <mrow>
          <mi>∆</mi>
          <msub>
            <mi>Z</mi>
            <mi>c</mi>
          </msub>
        </mrow>
        <msub>
          <mi>Z</mi>
          <mi>c</mi>
        </msub>
      </mfrac>
      <mrow>
        <mi mathvariant="italic">ср</mi>
        <mo stretchy="false">=</mo>
        <mn>0</mn>
      </mrow>
      <mn>,03</mn>
    </mrow>
    <annotation encoding="StarMath 5.0">{∆ {Z} rsub {c}} over {{Z} rsub {c}} ср= 0,03</annotation>
  </semantics>
</math>
</file>

<file path=Object 25/content.xml><?xml version="1.0" encoding="utf-8"?>
<math xmlns="http://www.w3.org/1998/Math/MathML" display="block">
  <semantics>
    <mrow>
      <mrow>
        <mi>С</mi>
        <mo stretchy="false">=</mo>
        <mfrac>
          <mn>1</mn>
          <mrow>
            <mn>314</mn>
            <mi>∙</mi>
            <mn>114</mn>
            <mn>,01</mn>
          </mrow>
        </mfrac>
        <mo stretchy="false">=</mo>
        <mn>2</mn>
      </mrow>
      <mn>,79</mn>
      <mi>∙</mi>
      <msup>
        <mn>10</mn>
        <mrow>
          <mo stretchy="false">−</mo>
          <mn>5</mn>
        </mrow>
      </msup>
      <mi>Ф</mi>
    </mrow>
    <annotation encoding="StarMath 5.0">С= {1} over {314∙114,01} =2,79∙ {10} ^ {-5}  Ф</annotation>
  </semantics>
</math>
</file>

<file path=Object 26/content.xml><?xml version="1.0" encoding="utf-8"?>
<math xmlns="http://www.w3.org/1998/Math/MathML" display="block">
  <semantics>
    <mrow>
      <msub>
        <mi>Z</mi>
        <mi>р</mi>
      </msub>
      <mo stretchy="false">=</mo>
      <msqrt>
        <mrow>
          <msup>
            <mi>R</mi>
            <mn>2</mn>
          </msup>
          <mo stretchy="false">+</mo>
          <msup>
            <mrow>
              <mo stretchy="false">(</mo>
              <mrow>
                <mi mathvariant="italic">ωL</mi>
                <mo stretchy="false">−</mo>
                <mfrac>
                  <mn>1</mn>
                  <mi mathvariant="italic">ωC</mi>
                </mfrac>
              </mrow>
              <mo stretchy="false">)</mo>
            </mrow>
            <mn>2</mn>
          </msup>
        </mrow>
      </msqrt>
    </mrow>
    <annotation encoding="StarMath 5.0">{Z} rsub {р} = sqrt {{R} ^ {2} + {\(ωL- {1} over {ωC} \)} ^ {2}}</annotation>
  </semantics>
</math>
</file>

<file path=Object 27/content.xml><?xml version="1.0" encoding="utf-8"?>
<math xmlns="http://www.w3.org/1998/Math/MathML" display="block">
  <semantics>
    <msub>
      <mi>Z</mi>
      <mi>р</mi>
    </msub>
    <annotation encoding="StarMath 5.0">{Z} rsub {р}</annotation>
  </semantics>
</math>
</file>

<file path=Object 28/content.xml><?xml version="1.0" encoding="utf-8"?>
<math xmlns="http://www.w3.org/1998/Math/MathML" display="block">
  <semantics>
    <mrow>
      <mrow>
        <mi>ω</mi>
        <mo stretchy="false">=</mo>
        <mn>314</mn>
      </mrow>
      <msup>
        <mi>с</mi>
        <mrow>
          <mo stretchy="false">−</mo>
          <mn>1</mn>
        </mrow>
      </msup>
    </mrow>
    <annotation encoding="StarMath 5.0">ω =314 {с} ^ {-1}</annotation>
  </semantics>
</math>
</file>

<file path=Object 29/content.xml><?xml version="1.0" encoding="utf-8"?>
<math xmlns="http://www.w3.org/1998/Math/MathML" display="block">
  <semantics>
    <msub>
      <mi>Z</mi>
      <mi>и</mi>
    </msub>
    <annotation encoding="StarMath 5.0">{Z} rsub {и }</annotation>
  </semantics>
</math>
</file>

<file path=Object 3/content.xml><?xml version="1.0" encoding="utf-8"?>
<math xmlns="http://www.w3.org/1998/Math/MathML" display="block">
  <semantics>
    <mrow>
      <mo stretchy="false">(</mo>
      <mrow>
        <mi>Z</mi>
        <mo stretchy="false">=</mo>
        <mfrac>
          <mi>U</mi>
          <mi>I</mi>
        </mfrac>
      </mrow>
      <mo stretchy="false">)</mo>
    </mrow>
    <annotation encoding="StarMath 5.0">\( Z = {U} over {I} \)</annotation>
  </semantics>
</math>
</file>

<file path=Object 30/content.xml><?xml version="1.0" encoding="utf-8"?>
<math xmlns="http://www.w3.org/1998/Math/MathML" display="block">
  <semantics>
    <mrow>
      <mrow>
        <msub>
          <mi>Z</mi>
          <mrow>
            <mi>и</mi>
            <mi mathvariant="italic">ср</mi>
          </mrow>
        </msub>
        <mo stretchy="false">=</mo>
        <mn>72</mn>
      </mrow>
      <mn>,70</mn>
      <mi mathvariant="italic">Ом</mi>
    </mrow>
    <annotation encoding="StarMath 5.0">{Z} rsub {и  ср} =72,70 Ом</annotation>
  </semantics>
</math>
</file>

<file path=Object 31/content.xml><?xml version="1.0" encoding="utf-8"?>
<math xmlns="http://www.w3.org/1998/Math/MathML" display="block">
  <semantics>
    <mrow>
      <mrow>
        <msub>
          <mi>Z</mi>
          <mi>р</mi>
        </msub>
        <mo stretchy="false">=</mo>
        <msqrt>
          <mrow>
            <msup>
              <mrow>
                <mn>29</mn>
                <mn>,57</mn>
              </mrow>
              <mn>2</mn>
            </msup>
            <mo stretchy="false">+</mo>
            <msup>
              <mrow>
                <mo stretchy="false">(</mo>
                <mn>314</mn>
                <mi>∙</mi>
                <mrow>
                  <mn>0,162</mn>
                  <mo stretchy="false">−</mo>
                  <mfrac>
                    <mn>1</mn>
                    <mrow>
                      <mn>314</mn>
                      <mi>∙</mi>
                      <mn>2</mn>
                      <mn>,79</mn>
                      <mi>∙</mi>
                      <msup>
                        <mn>10</mn>
                        <mrow>
                          <mo stretchy="false">−</mo>
                          <mn>5</mn>
                        </mrow>
                      </msup>
                    </mrow>
                  </mfrac>
                </mrow>
                <mo stretchy="false">)</mo>
              </mrow>
              <mn>2</mn>
            </msup>
          </mrow>
        </msqrt>
        <mo stretchy="false">=</mo>
        <mn>69</mn>
      </mrow>
      <mn>,89</mn>
    </mrow>
    <annotation encoding="StarMath 5.0">{Z} rsub {р} = sqrt {{29,57} ^ {2} + {\(314 ∙ 0,162- {1} over {314 ∙2,79∙ {10} ^ {-5}} \)} ^ {2}} = 69,89</annotation>
  </semantics>
</math>
</file>

<file path=Object 32/content.xml><?xml version="1.0" encoding="utf-8"?>
<math xmlns="http://www.w3.org/1998/Math/MathML" display="block">
  <semantics>
    <mrow>
      <mfrac>
        <mrow>
          <mn>72</mn>
          <mrow>
            <mn>,70</mn>
            <mo stretchy="false">−</mo>
            <mn>69</mn>
          </mrow>
          <mn>,89</mn>
        </mrow>
        <mrow>
          <mn>72</mn>
          <mn>,70</mn>
        </mrow>
      </mfrac>
      <mi>∙</mi>
      <mn>100</mn>
      <mrow>
        <mtext>%</mtext>
        <mo stretchy="false">=</mo>
        <mn>3</mn>
      </mrow>
      <mn>,86</mn>
      <mtext>%</mtext>
    </mrow>
    <annotation encoding="StarMath 5.0">{72,70-69,89} over {72,70} ∙100%=3,86%</annotation>
  </semantics>
</math>
</file>

<file path=Object 33/content.xml><?xml version="1.0" encoding="utf-8"?>
<math xmlns="http://www.w3.org/1998/Math/MathML" display="block">
  <semantics>
    <mrow>
      <mrow>
        <mi>φ</mi>
        <mo stretchy="false">=</mo>
        <mi mathvariant="italic">arctg</mi>
      </mrow>
      <mn>1</mn>
      <mrow>
        <mn>,71</mn>
        <mo stretchy="false">≈</mo>
        <mn>59</mn>
      </mrow>
      <mn>,68</mn>
      <mi>˚</mi>
    </mrow>
    <annotation encoding="StarMath 5.0">φ = arctg 1,71 approx 59,68˚</annotation>
  </semantics>
</math>
</file>

<file path=Object 35/content.xml><?xml version="1.0" encoding="utf-8"?>
<math xmlns="http://www.w3.org/1998/Math/MathML" display="block">
  <semantics>
    <mrow>
      <mrow>
        <msub>
          <mi>I</mi>
          <mi>д</mi>
        </msub>
        <mo stretchy="false">=</mo>
        <mfrac>
          <mrow>
            <mn>100</mn>
            <mi mathvariant="italic">мА</mi>
          </mrow>
          <mn>100</mn>
        </mfrac>
        <mo stretchy="false">=</mo>
        <mn>1</mn>
      </mrow>
      <mi mathvariant="italic">мА</mi>
    </mrow>
    <annotation encoding="StarMath 5.0">{I} rsub {д} = {100 мА} over {100} = 1 мА</annotation>
  </semantics>
</math>
</file>

<file path=Object 36/content.xml><?xml version="1.0" encoding="utf-8"?>
<math xmlns="http://www.w3.org/1998/Math/MathML" display="block">
  <semantics>
    <mfrac>
      <mi>n</mi>
      <mi>N</mi>
    </mfrac>
    <annotation encoding="StarMath 5.0">{n} over {N}</annotation>
  </semantics>
</math>
</file>

<file path=Object 4/content.xml><?xml version="1.0" encoding="utf-8"?>
<math xmlns="http://www.w3.org/1998/Math/MathML" display="block">
  <semantics>
    <msub>
      <mi>R</mi>
      <mi>L</mi>
    </msub>
    <annotation encoding="StarMath 5.0">{R} rsub {L}</annotation>
  </semantics>
</math>
</file>

<file path=Object 5/content.xml><?xml version="1.0" encoding="utf-8"?>
<math xmlns="http://www.w3.org/1998/Math/MathML" display="block">
  <semantics>
    <mrow>
      <mo stretchy="false">(</mo>
      <mrow>
        <msub>
          <mi>R</mi>
          <mi>L</mi>
        </msub>
        <mo stretchy="false">=</mo>
        <mfrac>
          <mi>U</mi>
          <mi>I</mi>
        </mfrac>
      </mrow>
      <mo stretchy="false">)</mo>
    </mrow>
    <annotation encoding="StarMath 5.0">\( {R} rsub {L} = {U} over {I} \)</annotation>
  </semantics>
</math>
</file>

<file path=Object 6/content.xml><?xml version="1.0" encoding="utf-8"?>
<math xmlns="http://www.w3.org/1998/Math/MathML" display="block">
  <semantics>
    <mi>ω</mi>
    <annotation encoding="StarMath 5.0">ω</annotation>
  </semantics>
</math>
</file>

<file path=Object 7/content.xml><?xml version="1.0" encoding="utf-8"?>
<math xmlns="http://www.w3.org/1998/Math/MathML" display="block">
  <semantics>
    <mrow>
      <mrow>
        <msub>
          <mi>U</mi>
          <mi>д</mi>
        </msub>
        <mo stretchy="false">=</mo>
        <mfrac>
          <mrow>
            <mn>7</mn>
            <mn>,5</mn>
            <mi>В</mi>
          </mrow>
          <mn>150</mn>
        </mfrac>
        <mo stretchy="false">=</mo>
        <mn>0</mn>
      </mrow>
      <mn>,05</mn>
      <mi>В</mi>
    </mrow>
    <annotation encoding="StarMath 5.0">{U} rsub {д} = {7,5 В} over {150} =0,05 В</annotation>
  </semantics>
</math>
</file>

<file path=Object 8/content.xml><?xml version="1.0" encoding="utf-8"?>
<math xmlns="http://www.w3.org/1998/Math/MathML" display="block">
  <semantics>
    <msub>
      <mi>R</mi>
      <mi>L</mi>
    </msub>
    <annotation encoding="StarMath 5.0">{R} rsub {L}</annotation>
  </semantics>
</math>
</file>

<file path=Object 9/content.xml><?xml version="1.0" encoding="utf-8"?>
<math xmlns="http://www.w3.org/1998/Math/MathML" display="block">
  <semantics>
    <msub>
      <mi>Z</mi>
      <mi>L</mi>
    </msub>
    <annotation encoding="StarMath 5.0">{Z} rsub {L}</annotation>
  </semantics>
</math>
</file>